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 data" table:style-name="ta1">
        <table:shapes>
          <draw:frame draw:z-index="0" draw:style-name="gr1" draw:text-style-name="P1" svg:width="3.9079in" svg:height="2.2012in" svg:x="9.1571in" svg:y="2.778in">
            <draw:object draw:notify-on-update-of-ranges="'raw data'.A18:'raw data'.A26 'raw data'.D18:'raw data'.D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8697in" svg:height="3.637in" svg:x="8.9118in" svg:y="5.7035in">
            <draw:object draw:notify-on-update-of-ranges="'raw data'.H34:'raw data'.H52 'raw data'.G34:'raw data'.G5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16">
          <table:table-cell table:number-columns-repeated="8"/>
        </table:table-row>
        <table:table-row table:style-name="ro1">
          <table:table-cell/>
          <table:table-cell office:value-type="string" calcext:value-type="string">
            <text:p>nu</text:p>
          </table:table-cell>
          <table:table-cell office:value-type="string" calcext:value-type="string">
            <text:p>I/U</text:p>
          </table:table-cell>
          <table:table-cell table:number-columns-repeated="5"/>
        </table:table-row>
        <table:table-row table:style-name="ro1">
          <table:table-cell table:formula="of:=[.B18]^2"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0.32" calcext:value-type="float">
            <text:p>0.32</text:p>
          </table:table-cell>
          <table:table-cell table:formula="of:=[.B18]^2"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formula="of:=[.B19]^2" office:value-type="float" office:value="14400" calcext:value-type="float">
            <text:p>14400</text:p>
          </table:table-cell>
          <table:table-cell office:value-type="float" office:value="120" calcext:value-type="float">
            <text:p>120</text:p>
          </table:table-cell>
          <table:table-cell office:value-type="float" office:value="0.29" calcext:value-type="float">
            <text:p>0.29</text:p>
          </table:table-cell>
          <table:table-cell table:formula="of:=[.B19]^2" office:value-type="float" office:value="14400" calcext:value-type="float">
            <text:p>14400</text:p>
          </table:table-cell>
          <table:table-cell table:number-columns-repeated="4"/>
        </table:table-row>
        <table:table-row table:style-name="ro1">
          <table:table-cell table:formula="of:=[.B20]^2" office:value-type="float" office:value="19600" calcext:value-type="float">
            <text:p>19600</text:p>
          </table:table-cell>
          <table:table-cell office:value-type="float" office:value="140" calcext:value-type="float">
            <text:p>140</text:p>
          </table:table-cell>
          <table:table-cell office:value-type="float" office:value="0.25" calcext:value-type="float">
            <text:p>0.25</text:p>
          </table:table-cell>
          <table:table-cell table:formula="of:=[.B20]^2" office:value-type="float" office:value="19600" calcext:value-type="float">
            <text:p>19600</text:p>
          </table:table-cell>
          <table:table-cell table:number-columns-repeated="4"/>
        </table:table-row>
        <table:table-row table:style-name="ro1">
          <table:table-cell table:formula="of:=[.B21]^2" office:value-type="float" office:value="25600" calcext:value-type="float">
            <text:p>25600</text:p>
          </table:table-cell>
          <table:table-cell office:value-type="float" office:value="160" calcext:value-type="float">
            <text:p>160</text:p>
          </table:table-cell>
          <table:table-cell office:value-type="float" office:value="0.24" calcext:value-type="float">
            <text:p>0.24</text:p>
          </table:table-cell>
          <table:table-cell table:formula="of:=[.B21]^2" office:value-type="float" office:value="25600" calcext:value-type="float">
            <text:p>25600</text:p>
          </table:table-cell>
          <table:table-cell table:number-columns-repeated="4"/>
        </table:table-row>
        <table:table-row table:style-name="ro1">
          <table:table-cell table:formula="of:=[.B22]^2" office:value-type="float" office:value="32400" calcext:value-type="float">
            <text:p>32400</text:p>
          </table:table-cell>
          <table:table-cell office:value-type="float" office:value="180" calcext:value-type="float">
            <text:p>180</text:p>
          </table:table-cell>
          <table:table-cell office:value-type="float" office:value="0.21" calcext:value-type="float">
            <text:p>0.21</text:p>
          </table:table-cell>
          <table:table-cell table:formula="of:=[.B22]^2" office:value-type="float" office:value="32400" calcext:value-type="float">
            <text:p>32400</text:p>
          </table:table-cell>
          <table:table-cell table:number-columns-repeated="4"/>
        </table:table-row>
        <table:table-row table:style-name="ro1">
          <table:table-cell table:formula="of:=[.B23]^2" office:value-type="float" office:value="40000" calcext:value-type="float">
            <text:p>40000</text:p>
          </table:table-cell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table:formula="of:=[.B23]^2" office:value-type="float" office:value="40000" calcext:value-type="float">
            <text:p>40000</text:p>
          </table:table-cell>
          <table:table-cell table:number-columns-repeated="4"/>
        </table:table-row>
        <table:table-row table:style-name="ro1">
          <table:table-cell table:formula="of:=[.B24]^2" office:value-type="float" office:value="90000" calcext:value-type="float">
            <text:p>90000</text:p>
          </table:table-cell>
          <table:table-cell office:value-type="float" office:value="300" calcext:value-type="float">
            <text:p>300</text:p>
          </table:table-cell>
          <table:table-cell office:value-type="float" office:value="0.12" calcext:value-type="float">
            <text:p>0.12</text:p>
          </table:table-cell>
          <table:table-cell table:formula="of:=[.B24]^2" office:value-type="float" office:value="90000" calcext:value-type="float">
            <text:p>90000</text:p>
          </table:table-cell>
          <table:table-cell table:number-columns-repeated="4"/>
        </table:table-row>
        <table:table-row table:style-name="ro1">
          <table:table-cell table:formula="of:=[.B25]^2" office:value-type="float" office:value="160000" calcext:value-type="float">
            <text:p>160000</text:p>
          </table:table-cell>
          <table:table-cell office:value-type="float" office:value="400" calcext:value-type="float">
            <text:p>400</text:p>
          </table:table-cell>
          <table:table-cell office:value-type="float" office:value="0.06" calcext:value-type="float">
            <text:p>0.06</text:p>
          </table:table-cell>
          <table:table-cell table:formula="of:=[.B25]^2" office:value-type="float" office:value="160000" calcext:value-type="float">
            <text:p>160000</text:p>
          </table:table-cell>
          <table:table-cell table:number-columns-repeated="4"/>
        </table:table-row>
        <table:table-row table:style-name="ro1">
          <table:table-cell table:formula="of:=[.B26]^2" office:value-type="float" office:value="250000" calcext:value-type="float">
            <text:p>250000</text:p>
          </table:table-cell>
          <table:table-cell office:value-type="float" office:value="500" calcext:value-type="float">
            <text:p>500</text:p>
          </table:table-cell>
          <table:table-cell office:value-type="float" office:value="0.02" calcext:value-type="float">
            <text:p>0.02</text:p>
          </table:table-cell>
          <table:table-cell table:formula="of:=[.B26]^2" office:value-type="float" office:value="250000" calcext:value-type="float">
            <text:p>250000</text:p>
          </table:table-cell>
          <table:table-cell table:number-columns-repeated="4"/>
        </table:table-row>
        <table:table-row table:style-name="ro1" table:number-rows-repeated="6">
          <table:table-cell table:number-columns-repeated="8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473.18" calcext:value-type="float">
            <text:p>473.18</text:p>
          </table:table-cell>
          <table:table-cell office:value-type="float" office:value="162.1" calcext:value-type="float">
            <text:p>162.1</text:p>
          </table:table-cell>
          <table:table-cell table:formula="of:=[.D34]/[.C34]" office:value-type="float" office:value="0.342575763979881" calcext:value-type="float">
            <text:p>0.342575763979881</text:p>
          </table:table-cell>
          <table:table-cell table:formula="of:=[.E34]/[.B34]" office:value-type="float" office:value="0.0137030305591952" calcext:value-type="float">
            <text:p>0.0137030305591952</text:p>
          </table:table-cell>
          <table:table-cell table:style-name="ce1" table:formula="of:=1/[.F34]^2" office:value-type="float" office:value="5325.5779708872" calcext:value-type="float">
            <text:p>5326</text:p>
          </table:table-cell>
          <table:table-cell table:formula="of:=[.B34]^2" office:value-type="float" office:value="625" calcext:value-type="float">
            <text:p>62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71.12" calcext:value-type="float">
            <text:p>471.12</text:p>
          </table:table-cell>
          <table:table-cell office:value-type="float" office:value="192.8" calcext:value-type="float">
            <text:p>192.8</text:p>
          </table:table-cell>
          <table:table-cell table:formula="of:=[.D35]/[.C35]" office:value-type="float" office:value="0.409237561555442" calcext:value-type="float">
            <text:p>0.409237561555442</text:p>
          </table:table-cell>
          <table:table-cell table:formula="of:=[.E35]/[.B35]" office:value-type="float" office:value="0.0136412520518481" calcext:value-type="float">
            <text:p>0.0136412520518481</text:p>
          </table:table-cell>
          <table:table-cell table:style-name="ce1" table:formula="of:=1/[.F35]^2" office:value-type="float" office:value="5373.92415764191" calcext:value-type="float">
            <text:p>5374</text:p>
          </table:table-cell>
          <table:table-cell table:formula="of:=[.B35]^2" office:value-type="float" office:value="900" calcext:value-type="float">
            <text:p>90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468.87" calcext:value-type="float">
            <text:p>468.87</text:p>
          </table:table-cell>
          <table:table-cell office:value-type="float" office:value="222.6" calcext:value-type="float">
            <text:p>222.6</text:p>
          </table:table-cell>
          <table:table-cell table:formula="of:=[.D36]/[.C36]" office:value-type="float" office:value="0.474758461833771" calcext:value-type="float">
            <text:p>0.474758461833771</text:p>
          </table:table-cell>
          <table:table-cell table:formula="of:=[.E36]/[.B36]" office:value-type="float" office:value="0.0135645274809649" calcext:value-type="float">
            <text:p>0.0135645274809649</text:p>
          </table:table-cell>
          <table:table-cell table:style-name="ce1" table:formula="of:=1/[.F36]^2" office:value-type="float" office:value="5434.88877269491" calcext:value-type="float">
            <text:p>5435</text:p>
          </table:table-cell>
          <table:table-cell table:formula="of:=[.B36]^2" office:value-type="float" office:value="1225" calcext:value-type="float">
            <text:p>122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66.29" calcext:value-type="float">
            <text:p>466.29</text:p>
          </table:table-cell>
          <table:table-cell office:value-type="float" office:value="251.4" calcext:value-type="float">
            <text:p>251.4</text:p>
          </table:table-cell>
          <table:table-cell table:formula="of:=[.D37]/[.C37]" office:value-type="float" office:value="0.539149456346909" calcext:value-type="float">
            <text:p>0.539149456346909</text:p>
          </table:table-cell>
          <table:table-cell table:formula="of:=[.E37]/[.B37]" office:value-type="float" office:value="0.0134787364086727" calcext:value-type="float">
            <text:p>0.0134787364086727</text:p>
          </table:table-cell>
          <table:table-cell table:style-name="ce1" table:formula="of:=1/[.F37]^2" office:value-type="float" office:value="5504.29421112889" calcext:value-type="float">
            <text:p>5504</text:p>
          </table:table-cell>
          <table:table-cell table:formula="of:=[.B37]^2" office:value-type="float" office:value="1600" calcext:value-type="float">
            <text:p>160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63.4" calcext:value-type="float">
            <text:p>463.4</text:p>
          </table:table-cell>
          <table:table-cell office:value-type="float" office:value="279.1" calcext:value-type="float">
            <text:p>279.1</text:p>
          </table:table-cell>
          <table:table-cell table:formula="of:=[.D38]/[.C38]" office:value-type="float" office:value="0.602287440656021" calcext:value-type="float">
            <text:p>0.602287440656021</text:p>
          </table:table-cell>
          <table:table-cell table:formula="of:=[.E38]/[.B38]" office:value-type="float" office:value="0.0133841653479116" calcext:value-type="float">
            <text:p>0.0133841653479116</text:p>
          </table:table-cell>
          <table:table-cell table:style-name="ce1" table:formula="of:=1/[.F38]^2" office:value-type="float" office:value="5582.35451490247" calcext:value-type="float">
            <text:p>5582</text:p>
          </table:table-cell>
          <table:table-cell table:formula="of:=[.B38]^2" office:value-type="float" office:value="2025" calcext:value-type="float">
            <text:p>202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60.4" calcext:value-type="float">
            <text:p>460.4</text:p>
          </table:table-cell>
          <table:table-cell office:value-type="float" office:value="305.7" calcext:value-type="float">
            <text:p>305.7</text:p>
          </table:table-cell>
          <table:table-cell table:formula="of:=[.D39]/[.C39]" office:value-type="float" office:value="0.663987836663771" calcext:value-type="float">
            <text:p>0.663987836663771</text:p>
          </table:table-cell>
          <table:table-cell table:formula="of:=[.E39]/[.B39]" office:value-type="float" office:value="0.0132797567332754" calcext:value-type="float">
            <text:p>0.0132797567332754</text:p>
          </table:table-cell>
          <table:table-cell table:style-name="ce1" table:formula="of:=1/[.F39]^2" office:value-type="float" office:value="5670.47919215422" calcext:value-type="float">
            <text:p>5670</text:p>
          </table:table-cell>
          <table:table-cell table:formula="of:=[.B39]^2" office:value-type="float" office:value="2500" calcext:value-type="float">
            <text:p>2500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457.27" calcext:value-type="float">
            <text:p>457.27</text:p>
          </table:table-cell>
          <table:table-cell office:value-type="float" office:value="331.2" calcext:value-type="float">
            <text:p>331.2</text:p>
          </table:table-cell>
          <table:table-cell table:formula="of:=[.D40]/[.C40]" office:value-type="float" office:value="0.724298554464539" calcext:value-type="float">
            <text:p>0.724298554464539</text:p>
          </table:table-cell>
          <table:table-cell table:formula="of:=[.E40]/[.B40]" office:value-type="float" office:value="0.013169064626628" calcext:value-type="float">
            <text:p>0.013169064626628</text:p>
          </table:table-cell>
          <table:table-cell table:style-name="ce1" table:formula="of:=1/[.F40]^2" office:value-type="float" office:value="5766.20584624295" calcext:value-type="float">
            <text:p>5766</text:p>
          </table:table-cell>
          <table:table-cell table:formula="of:=[.B40]^2" office:value-type="float" office:value="3025" calcext:value-type="float">
            <text:p>302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453.88" calcext:value-type="float">
            <text:p>453.88</text:p>
          </table:table-cell>
          <table:table-cell office:value-type="float" office:value="355.2" calcext:value-type="float">
            <text:p>355.2</text:p>
          </table:table-cell>
          <table:table-cell table:formula="of:=[.D41]/[.C41]" office:value-type="float" office:value="0.782585705472812" calcext:value-type="float">
            <text:p>0.782585705472812</text:p>
          </table:table-cell>
          <table:table-cell table:formula="of:=[.E41]/[.B41]" office:value-type="float" office:value="0.0130430950912135" calcext:value-type="float">
            <text:p>0.0130430950912135</text:p>
          </table:table-cell>
          <table:table-cell table:style-name="ce1" table:formula="of:=1/[.F41]^2" office:value-type="float" office:value="5878.12312819576" calcext:value-type="float">
            <text:p>5878</text:p>
          </table:table-cell>
          <table:table-cell table:formula="of:=[.B41]^2" office:value-type="float" office:value="3600" calcext:value-type="float">
            <text:p>3600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450.47" calcext:value-type="float">
            <text:p>450.47</text:p>
          </table:table-cell>
          <table:table-cell office:value-type="float" office:value="378.5" calcext:value-type="float">
            <text:p>378.5</text:p>
          </table:table-cell>
          <table:table-cell table:formula="of:=[.D42]/[.C42]" office:value-type="float" office:value="0.84023353386463" calcext:value-type="float">
            <text:p>0.84023353386463</text:p>
          </table:table-cell>
          <table:table-cell table:formula="of:=[.E42]/[.B42]" office:value-type="float" office:value="0.0129266697517635" calcext:value-type="float">
            <text:p>0.0129266697517635</text:p>
          </table:table-cell>
          <table:table-cell table:style-name="ce1" table:formula="of:=1/[.F42]^2" office:value-type="float" office:value="5984.4837582999" calcext:value-type="float">
            <text:p>5984</text:p>
          </table:table-cell>
          <table:table-cell table:formula="of:=[.B42]^2" office:value-type="float" office:value="4225" calcext:value-type="float">
            <text:p>4225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447.07" calcext:value-type="float">
            <text:p>447.07</text:p>
          </table:table-cell>
          <table:table-cell office:value-type="float" office:value="400.5" calcext:value-type="float">
            <text:p>400.5</text:p>
          </table:table-cell>
          <table:table-cell table:formula="of:=[.D43]/[.C43]" office:value-type="float" office:value="0.895832867336211" calcext:value-type="float">
            <text:p>0.895832867336211</text:p>
          </table:table-cell>
          <table:table-cell table:formula="of:=[.E43]/[.B43]" office:value-type="float" office:value="0.0127976123905173" calcext:value-type="float">
            <text:p>0.0127976123905173</text:p>
          </table:table-cell>
          <table:table-cell table:style-name="ce1" table:formula="of:=1/[.F43]^2" office:value-type="float" office:value="6105.79326410027" calcext:value-type="float">
            <text:p>6106</text:p>
          </table:table-cell>
          <table:table-cell table:formula="of:=[.B43]^2" office:value-type="float" office:value="4900" calcext:value-type="float">
            <text:p>4900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443.56" calcext:value-type="float">
            <text:p>443.56</text:p>
          </table:table-cell>
          <table:table-cell office:value-type="float" office:value="421.3" calcext:value-type="float">
            <text:p>421.3</text:p>
          </table:table-cell>
          <table:table-cell table:formula="of:=[.D44]/[.C44]" office:value-type="float" office:value="0.949815132112905" calcext:value-type="float">
            <text:p>0.949815132112905</text:p>
          </table:table-cell>
          <table:table-cell table:formula="of:=[.E44]/[.B44]" office:value-type="float" office:value="0.0126642017615054" calcext:value-type="float">
            <text:p>0.0126642017615054</text:p>
          </table:table-cell>
          <table:table-cell table:style-name="ce1" table:formula="of:=1/[.F44]^2" office:value-type="float" office:value="6235.11342290534" calcext:value-type="float">
            <text:p>6235</text:p>
          </table:table-cell>
          <table:table-cell table:formula="of:=[.B44]^2" office:value-type="float" office:value="5625" calcext:value-type="float">
            <text:p>5625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440.07" calcext:value-type="float">
            <text:p>440.07</text:p>
          </table:table-cell>
          <table:table-cell office:value-type="float" office:value="441" calcext:value-type="float">
            <text:p>441</text:p>
          </table:table-cell>
          <table:table-cell table:formula="of:=[.D45]/[.C45]" office:value-type="float" office:value="1.00211330015679" calcext:value-type="float">
            <text:p>1.00211330015679</text:p>
          </table:table-cell>
          <table:table-cell table:formula="of:=[.E45]/[.B45]" office:value-type="float" office:value="0.0125264162519599" calcext:value-type="float">
            <text:p>0.0125264162519599</text:p>
          </table:table-cell>
          <table:table-cell table:style-name="ce1" table:formula="of:=1/[.F45]^2" office:value-type="float" office:value="6373.03526493591" calcext:value-type="float">
            <text:p>6373</text:p>
          </table:table-cell>
          <table:table-cell table:formula="of:=[.B45]^2" office:value-type="float" office:value="6400" calcext:value-type="float">
            <text:p>6400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436.63" calcext:value-type="float">
            <text:p>436.63</text:p>
          </table:table-cell>
          <table:table-cell office:value-type="float" office:value="459.5" calcext:value-type="float">
            <text:p>459.5</text:p>
          </table:table-cell>
          <table:table-cell table:formula="of:=[.D46]/[.C46]" office:value-type="float" office:value="1.05237844399148" calcext:value-type="float">
            <text:p>1.05237844399148</text:p>
          </table:table-cell>
          <table:table-cell table:formula="of:=[.E46]/[.B46]" office:value-type="float" office:value="0.012380922870488" calcext:value-type="float">
            <text:p>0.012380922870488</text:p>
          </table:table-cell>
          <table:table-cell table:style-name="ce1" table:formula="of:=1/[.F46]^2" office:value-type="float" office:value="6523.69973798222" calcext:value-type="float">
            <text:p>6524</text:p>
          </table:table-cell>
          <table:table-cell table:formula="of:=[.B46]^2" office:value-type="float" office:value="7225" calcext:value-type="float">
            <text:p>7225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433.2" calcext:value-type="float">
            <text:p>433.2</text:p>
          </table:table-cell>
          <table:table-cell office:value-type="float" office:value="477.1" calcext:value-type="float">
            <text:p>477.1</text:p>
          </table:table-cell>
          <table:table-cell table:formula="of:=[.D47]/[.C47]" office:value-type="float" office:value="1.10133887349954" calcext:value-type="float">
            <text:p>1.10133887349954</text:p>
          </table:table-cell>
          <table:table-cell table:formula="of:=[.E47]/[.B47]" office:value-type="float" office:value="0.0122370985944393" calcext:value-type="float">
            <text:p>0.0122370985944393</text:p>
          </table:table-cell>
          <table:table-cell table:style-name="ce1" table:formula="of:=1/[.F47]^2" office:value-type="float" office:value="6677.94874899401" calcext:value-type="float">
            <text:p>6678</text:p>
          </table:table-cell>
          <table:table-cell table:formula="of:=[.B47]^2" office:value-type="float" office:value="8100" calcext:value-type="float">
            <text:p>8100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429.84" calcext:value-type="float">
            <text:p>429.84</text:p>
          </table:table-cell>
          <table:table-cell office:value-type="float" office:value="493.5" calcext:value-type="float">
            <text:p>493.5</text:p>
          </table:table-cell>
          <table:table-cell table:formula="of:=[.D48]/[.C48]" office:value-type="float" office:value="1.14810161920715" calcext:value-type="float">
            <text:p>1.14810161920715</text:p>
          </table:table-cell>
          <table:table-cell table:formula="of:=[.E48]/[.B48]" office:value-type="float" office:value="0.0120852802021805" calcext:value-type="float">
            <text:p>0.0120852802021805</text:p>
          </table:table-cell>
          <table:table-cell table:style-name="ce1" table:formula="of:=1/[.F48]^2" office:value-type="float" office:value="6846.78281094964" calcext:value-type="float">
            <text:p>6847</text:p>
          </table:table-cell>
          <table:table-cell table:formula="of:=[.B48]^2" office:value-type="float" office:value="9025" calcext:value-type="float">
            <text:p>902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426.5" calcext:value-type="float">
            <text:p>426.5</text:p>
          </table:table-cell>
          <table:table-cell office:value-type="float" office:value="509" calcext:value-type="float">
            <text:p>509</text:p>
          </table:table-cell>
          <table:table-cell table:formula="of:=[.D49]/[.C49]" office:value-type="float" office:value="1.19343493552169" calcext:value-type="float">
            <text:p>1.19343493552169</text:p>
          </table:table-cell>
          <table:table-cell table:formula="of:=[.E49]/[.B49]" office:value-type="float" office:value="0.0119343493552169" calcext:value-type="float">
            <text:p>0.0119343493552169</text:p>
          </table:table-cell>
          <table:table-cell table:style-name="ce1" table:formula="of:=1/[.F49]^2" office:value-type="float" office:value="7021.057121132" calcext:value-type="float">
            <text:p>7021</text:p>
          </table:table-cell>
          <table:table-cell table:formula="of:=[.B49]^2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423.24" calcext:value-type="float">
            <text:p>423.24</text:p>
          </table:table-cell>
          <table:table-cell office:value-type="float" office:value="523.6" calcext:value-type="float">
            <text:p>523.6</text:p>
          </table:table-cell>
          <table:table-cell table:formula="of:=[.D50]/[.C50]" office:value-type="float" office:value="1.23712314526037" calcext:value-type="float">
            <text:p>1.23712314526037</text:p>
          </table:table-cell>
          <table:table-cell table:formula="of:=[.E50]/[.B50]" office:value-type="float" office:value="0.0117821251929559" calcext:value-type="float">
            <text:p>0.0117821251929559</text:p>
          </table:table-cell>
          <table:table-cell table:style-name="ce1" table:formula="of:=1/[.F50]^2" office:value-type="float" office:value="7203.65215619549" calcext:value-type="float">
            <text:p>7204</text:p>
          </table:table-cell>
          <table:table-cell table:formula="of:=[.B50]^2" office:value-type="float" office:value="11025" calcext:value-type="float">
            <text:p>11025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420.08" calcext:value-type="float">
            <text:p>420.08</text:p>
          </table:table-cell>
          <table:table-cell office:value-type="float" office:value="537.2" calcext:value-type="float">
            <text:p>537.2</text:p>
          </table:table-cell>
          <table:table-cell table:formula="of:=[.D51]/[.C51]" office:value-type="float" office:value="1.27880403732622" calcext:value-type="float">
            <text:p>1.27880403732622</text:p>
          </table:table-cell>
          <table:table-cell table:formula="of:=[.E51]/[.B51]" office:value-type="float" office:value="0.0116254912484202" calcext:value-type="float">
            <text:p>0.0116254912484202</text:p>
          </table:table-cell>
          <table:table-cell table:style-name="ce1" table:formula="of:=1/[.F51]^2" office:value-type="float" office:value="7399.07403491478" calcext:value-type="float">
            <text:p>7399</text:p>
          </table:table-cell>
          <table:table-cell table:formula="of:=[.B51]^2" office:value-type="float" office:value="12100" calcext:value-type="float">
            <text:p>12100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417" calcext:value-type="float">
            <text:p>417</text:p>
          </table:table-cell>
          <table:table-cell office:value-type="float" office:value="550.1" calcext:value-type="float">
            <text:p>550.1</text:p>
          </table:table-cell>
          <table:table-cell table:formula="of:=[.D52]/[.C52]" office:value-type="float" office:value="1.31918465227818" calcext:value-type="float">
            <text:p>1.31918465227818</text:p>
          </table:table-cell>
          <table:table-cell table:formula="of:=[.E52]/[.B52]" office:value-type="float" office:value="0.0114711708893755" calcext:value-type="float">
            <text:p>0.0114711708893755</text:p>
          </table:table-cell>
          <table:table-cell table:style-name="ce1" table:formula="of:=1/[.F52]^2" office:value-type="float" office:value="7599.49092563065" calcext:value-type="float">
            <text:p>7599</text:p>
          </table:table-cell>
          <table:table-cell table:formula="of:=[.B52]^2" office:value-type="float" office:value="13225" calcext:value-type="float">
            <text:p>13225</text:p>
          </table:table-cell>
        </table:table-row>
      </table:table>
      <table:table table:name="Sheet2" table:style-name="ta1">
        <table:shapes>
          <draw:frame draw:z-index="0" draw:style-name="gr1" draw:text-style-name="P1" svg:width="3.0925in" svg:height="1.8504in" svg:x="0.389in" svg:y="9.2555in">
            <draw:object draw:notify-on-update-of-ranges="Sheet2.A2:Sheet2.A16 Sheet2.I2:Sheet2.I16 Sheet2.H2:Sheet2.H16 Sheet2.H2:Sheet2.H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2067in" svg:height="3.7138in" svg:x="4.2224in" svg:y="8.9874in">
            <draw:object draw:notify-on-update-of-ranges="Sheet2.J2:Sheet2.J48 Sheet2.K2:Sheet2.K48 Sheet2.H2:Sheet2.H16 Sheet2.H2:Sheet2.H1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d psi</text:p>
          </table:table-cell>
          <table:table-cell office:value-type="string" calcext:value-type="string">
            <text:p>tg psi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16.63" calcext:value-type="float">
            <text:p>416.63</text:p>
          </table:table-cell>
          <table:table-cell office:value-type="float" office:value="549.9" calcext:value-type="float">
            <text:p>549.9</text:p>
          </table:table-cell>
          <table:table-cell office:value-type="float" office:value="3.1" calcext:value-type="float">
            <text:p>3.1</text:p>
          </table:table-cell>
          <table:table-cell office:value-type="float" office:value="4.4" calcext:value-type="float">
            <text:p>4.4</text:p>
          </table:table-cell>
          <table:table-cell table:formula="of:=PI()*[.D2]/[.E2]" office:value-type="float" office:value="2.21339482412008" calcext:value-type="float">
            <text:p>2.21339482412008</text:p>
          </table:table-cell>
          <table:table-cell table:formula="of:=[.F2]-PI()/2" office:value-type="float" office:value="0.642598497325185" calcext:value-type="float">
            <text:p>0.642598497325185</text:p>
          </table:table-cell>
          <table:table-cell table:formula="of:=[.G2]*0.1*SQRT(1/[.D2]^2 + 1/[.E2]^2)" office:value-type="float" office:value="0.0253570999749695" calcext:value-type="float">
            <text:p>0.0253570999749695</text:p>
          </table:table-cell>
          <table:table-cell table:formula="of:=TAN([.G2])" office:value-type="float" office:value="0.748590623288038" calcext:value-type="float">
            <text:p>0.748590623288038</text:p>
          </table:table-cell>
          <table:table-cell table:formula="of:=SQRT([.A2])" office:value-type="float" office:value="10.7238052947636" calcext:value-type="float">
            <text:p>10.7238052947636</text:p>
          </table:table-cell>
          <table:table-cell table:formula="of:=[.G2]-PI()/4" office:value-type="float" office:value="-0.142799666072264" calcext:value-type="float">
            <text:p>-0.142799666072264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09.57" calcext:value-type="float">
            <text:p>409.57</text:p>
          </table:table-cell>
          <table:table-cell office:value-type="float" office:value="572.4" calcext:value-type="float">
            <text:p>572.4</text:p>
          </table:table-cell>
          <table:table-cell office:value-type="float" office:value="5.8" calcext:value-type="float">
            <text:p>5.8</text:p>
          </table:table-cell>
          <table:table-cell office:value-type="float" office:value="8.1" calcext:value-type="float">
            <text:p>8.1</text:p>
          </table:table-cell>
          <table:table-cell table:formula="of:=PI()*[.D3]/[.E3]" office:value-type="float" office:value="2.24953548034825" calcext:value-type="float">
            <text:p>2.24953548034825</text:p>
          </table:table-cell>
          <table:table-cell table:formula="of:=[.F3]-PI()/2" office:value-type="float" office:value="0.678739153553351" calcext:value-type="float">
            <text:p>0.678739153553351</text:p>
          </table:table-cell>
          <table:table-cell table:formula="of:=[.G3]*0.1*SQRT(1/[.D3]^2 + 1/[.E3]^2)" office:value-type="float" office:value="0.0143931266786308" calcext:value-type="float">
            <text:p>0.0143931266786308</text:p>
          </table:table-cell>
          <table:table-cell table:formula="of:=TAN([.G3])" office:value-type="float" office:value="0.806578142275342" calcext:value-type="float">
            <text:p>0.806578142275342</text:p>
          </table:table-cell>
          <table:table-cell table:formula="of:=SQRT([.A3])" office:value-type="float" office:value="11.180339887499" calcext:value-type="float">
            <text:p>11.180339887499</text:p>
          </table:table-cell>
          <table:table-cell table:formula="of:=[.G3]-PI()/4" office:value-type="float" office:value="-0.106659009844098" calcext:value-type="float">
            <text:p>-0.106659009844098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04" calcext:value-type="float">
            <text:p>404</text:p>
          </table:table-cell>
          <table:table-cell office:value-type="float" office:value="593.1" calcext:value-type="float">
            <text:p>593.1</text:p>
          </table:table-cell>
          <table:table-cell office:value-type="float" office:value="5.4" calcext:value-type="float">
            <text:p>5.4</text:p>
          </table:table-cell>
          <table:table-cell office:value-type="float" office:value="7.5" calcext:value-type="float">
            <text:p>7.5</text:p>
          </table:table-cell>
          <table:table-cell table:formula="of:=PI()*[.D4]/[.E4]" office:value-type="float" office:value="2.26194671058465" calcext:value-type="float">
            <text:p>2.26194671058465</text:p>
          </table:table-cell>
          <table:table-cell table:formula="of:=[.F4]-PI()/2" office:value-type="float" office:value="0.691150383789755" calcext:value-type="float">
            <text:p>0.691150383789755</text:p>
          </table:table-cell>
          <table:table-cell table:formula="of:=[.G4]*0.1*SQRT(1/[.D4]^2 + 1/[.E4]^2)" office:value-type="float" office:value="0.0157714597245504" calcext:value-type="float">
            <text:p>0.0157714597245504</text:p>
          </table:table-cell>
          <table:table-cell table:formula="of:=TAN([.G4])" office:value-type="float" office:value="0.827271945972476" calcext:value-type="float">
            <text:p>0.827271945972476</text:p>
          </table:table-cell>
          <table:table-cell table:formula="of:=SQRT([.A4])" office:value-type="float" office:value="11.6189500386223" calcext:value-type="float">
            <text:p>11.6189500386223</text:p>
          </table:table-cell>
          <table:table-cell table:formula="of:=[.G4]-PI()/4" office:value-type="float" office:value="-0.0942477796076937" calcext:value-type="float">
            <text:p>-0.0942477796076937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98.87" calcext:value-type="float">
            <text:p>398.87</text:p>
          </table:table-cell>
          <table:table-cell office:value-type="float" office:value="611.2" calcext:value-type="float">
            <text:p>611.2</text:p>
          </table:table-cell>
          <table:table-cell office:value-type="float" office:value="5.1" calcext:value-type="float">
            <text:p>5.1</text:p>
          </table:table-cell>
          <table:table-cell office:value-type="float" office:value="7" calcext:value-type="float">
            <text:p>7</text:p>
          </table:table-cell>
          <table:table-cell table:formula="of:=PI()*[.D5]/[.E5]" office:value-type="float" office:value="2.28887464761542" calcext:value-type="float">
            <text:p>2.28887464761542</text:p>
          </table:table-cell>
          <table:table-cell table:formula="of:=[.F5]-PI()/2" office:value-type="float" office:value="0.718078320820524" calcext:value-type="float">
            <text:p>0.718078320820524</text:p>
          </table:table-cell>
          <table:table-cell table:formula="of:=[.G5]*0.1*SQRT(1/[.D5]^2 + 1/[.E5]^2)" office:value-type="float" office:value="0.0174206029307221" calcext:value-type="float">
            <text:p>0.0174206029307221</text:p>
          </table:table-cell>
          <table:table-cell table:formula="of:=TAN([.G5])" office:value-type="float" office:value="0.873673689206752" calcext:value-type="float">
            <text:p>0.873673689206752</text:p>
          </table:table-cell>
          <table:table-cell table:formula="of:=SQRT([.A5])" office:value-type="float" office:value="12.0415945787923" calcext:value-type="float">
            <text:p>12.0415945787923</text:p>
          </table:table-cell>
          <table:table-cell table:formula="of:=[.G5]-PI()/4" office:value-type="float" office:value="-0.0673198425769246" calcext:value-type="float">
            <text:p>-0.0673198425769246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94.08" calcext:value-type="float">
            <text:p>394.08</text:p>
          </table:table-cell>
          <table:table-cell office:value-type="float" office:value="627.2" calcext:value-type="float">
            <text:p>627.2</text:p>
          </table:table-cell>
          <table:table-cell office:value-type="float" office:value="4.9" calcext:value-type="float">
            <text:p>4.9</text:p>
          </table:table-cell>
          <table:table-cell office:value-type="float" office:value="6.5" calcext:value-type="float">
            <text:p>6.5</text:p>
          </table:table-cell>
          <table:table-cell table:formula="of:=PI()*[.D6]/[.E6]" office:value-type="float" office:value="2.36827753886" calcext:value-type="float">
            <text:p>2.36827753886</text:p>
          </table:table-cell>
          <table:table-cell table:formula="of:=[.F6]-PI()/2" office:value-type="float" office:value="0.797481212065102" calcext:value-type="float">
            <text:p>0.797481212065102</text:p>
          </table:table-cell>
          <table:table-cell table:formula="of:=[.G6]*0.1*SQRT(1/[.D6]^2 + 1/[.E6]^2)" office:value-type="float" office:value="0.020381527975866" calcext:value-type="float">
            <text:p>0.020381527975866</text:p>
          </table:table-cell>
          <table:table-cell table:formula="of:=TAN([.G6])" office:value-type="float" office:value="1.0244628739707" calcext:value-type="float">
            <text:p>1.0244628739707</text:p>
          </table:table-cell>
          <table:table-cell table:formula="of:=SQRT([.A6])" office:value-type="float" office:value="12.4498995979887" calcext:value-type="float">
            <text:p>12.4498995979887</text:p>
          </table:table-cell>
          <table:table-cell table:formula="of:=[.G6]-PI()/4" office:value-type="float" office:value="0.0120830486676535" calcext:value-type="float">
            <text:p>0.0120830486676535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89.63" calcext:value-type="float">
            <text:p>389.63</text:p>
          </table:table-cell>
          <table:table-cell office:value-type="float" office:value="641.2" calcext:value-type="float">
            <text:p>641.2</text:p>
          </table:table-cell>
          <table:table-cell office:value-type="float" office:value="4.6" calcext:value-type="float">
            <text:p>4.6</text:p>
          </table:table-cell>
          <table:table-cell office:value-type="float" office:value="6.2" calcext:value-type="float">
            <text:p>6.2</text:p>
          </table:table-cell>
          <table:table-cell table:formula="of:=PI()*[.D7]/[.E7]" office:value-type="float" office:value="2.33085906556662" calcext:value-type="float">
            <text:p>2.33085906556662</text:p>
          </table:table-cell>
          <table:table-cell table:formula="of:=[.F7]-PI()/2" office:value-type="float" office:value="0.760062738771724" calcext:value-type="float">
            <text:p>0.760062738771724</text:p>
          </table:table-cell>
          <table:table-cell table:formula="of:=[.G7]*0.1*SQRT(1/[.D7]^2 + 1/[.E7]^2)" office:value-type="float" office:value="0.0205742044381739" calcext:value-type="float">
            <text:p>0.0205742044381739</text:p>
          </table:table-cell>
          <table:table-cell table:formula="of:=TAN([.G7])" office:value-type="float" office:value="0.950570882071832" calcext:value-type="float">
            <text:p>0.950570882071832</text:p>
          </table:table-cell>
          <table:table-cell table:formula="of:=SQRT([.A7])" office:value-type="float" office:value="12.8452325786651" calcext:value-type="float">
            <text:p>12.8452325786651</text:p>
          </table:table-cell>
          <table:table-cell table:formula="of:=[.G7]-PI()/4" office:value-type="float" office:value="-0.0253354246257245" calcext:value-type="float">
            <text:p>-0.0253354246257245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83.57" calcext:value-type="float">
            <text:p>383.57</text:p>
          </table:table-cell>
          <table:table-cell office:value-type="float" office:value="659.2" calcext:value-type="float">
            <text:p>659.2</text:p>
          </table:table-cell>
          <table:table-cell office:value-type="float" office:value="4.3" calcext:value-type="float">
            <text:p>4.3</text:p>
          </table:table-cell>
          <table:table-cell office:value-type="float" office:value="5.6" calcext:value-type="float">
            <text:p>5.6</text:p>
          </table:table-cell>
          <table:table-cell table:formula="of:=PI()*[.D8]/[.E8]" office:value-type="float" office:value="2.41229435900645" calcext:value-type="float">
            <text:p>2.41229435900645</text:p>
          </table:table-cell>
          <table:table-cell table:formula="of:=[.F8]-PI()/2" office:value-type="float" office:value="0.841498032211552" calcext:value-type="float">
            <text:p>0.841498032211552</text:p>
          </table:table-cell>
          <table:table-cell table:formula="of:=[.G8]*0.1*SQRT(1/[.D8]^2 + 1/[.E8]^2)" office:value-type="float" office:value="0.0246734115893249" calcext:value-type="float">
            <text:p>0.0246734115893249</text:p>
          </table:table-cell>
          <table:table-cell table:formula="of:=TAN([.G8])" office:value-type="float" office:value="1.11900051648029" calcext:value-type="float">
            <text:p>1.11900051648029</text:p>
          </table:table-cell>
          <table:table-cell table:formula="of:=SQRT([.A8])" office:value-type="float" office:value="13.4164078649987" calcext:value-type="float">
            <text:p>13.4164078649987</text:p>
          </table:table-cell>
          <table:table-cell table:formula="of:=[.G8]-PI()/4" office:value-type="float" office:value="0.0560998688141035" calcext:value-type="float">
            <text:p>0.0560998688141035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79.9" calcext:value-type="float">
            <text:p>379.9</text:p>
          </table:table-cell>
          <table:table-cell office:value-type="float" office:value="669.5" calcext:value-type="float">
            <text:p>669.5</text:p>
          </table:table-cell>
          <table:table-cell office:value-type="float" office:value="4.1" calcext:value-type="float">
            <text:p>4.1</text:p>
          </table:table-cell>
          <table:table-cell office:value-type="float" office:value="5.3" calcext:value-type="float">
            <text:p>5.3</text:p>
          </table:table-cell>
          <table:table-cell table:formula="of:=PI()*[.D9]/[.E9]" office:value-type="float" office:value="2.43028865655059" calcext:value-type="float">
            <text:p>2.43028865655059</text:p>
          </table:table-cell>
          <table:table-cell table:formula="of:=[.F9]-PI()/2" office:value-type="float" office:value="0.859492329755698" calcext:value-type="float">
            <text:p>0.859492329755698</text:p>
          </table:table-cell>
          <table:table-cell table:formula="of:=[.G9]*0.1*SQRT(1/[.D9]^2 + 1/[.E9]^2)" office:value-type="float" office:value="0.0265036354617221" calcext:value-type="float">
            <text:p>0.0265036354617221</text:p>
          </table:table-cell>
          <table:table-cell table:formula="of:=TAN([.G9])" office:value-type="float" office:value="1.16036393537228" calcext:value-type="float">
            <text:p>1.16036393537228</text:p>
          </table:table-cell>
          <table:table-cell table:formula="of:=SQRT([.A9])" office:value-type="float" office:value="13.7840487520902" calcext:value-type="float">
            <text:p>13.7840487520902</text:p>
          </table:table-cell>
          <table:table-cell table:formula="of:=[.G9]-PI()/4" office:value-type="float" office:value="0.0740941663582495" calcext:value-type="float">
            <text:p>0.0740941663582495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76.5" calcext:value-type="float">
            <text:p>376.5</text:p>
          </table:table-cell>
          <table:table-cell office:value-type="float" office:value="678.5" calcext:value-type="float">
            <text:p>678.5</text:p>
          </table:table-cell>
          <table:table-cell office:value-type="float" office:value="3.9" calcext:value-type="float">
            <text:p>3.9</text:p>
          </table:table-cell>
          <table:table-cell office:value-type="float" office:value="5" calcext:value-type="float">
            <text:p>5</text:p>
          </table:table-cell>
          <table:table-cell table:formula="of:=PI()*[.D10]/[.E10]" office:value-type="float" office:value="2.45044226980004" calcext:value-type="float">
            <text:p>2.45044226980004</text:p>
          </table:table-cell>
          <table:table-cell table:formula="of:=[.F10]-PI()/2" office:value-type="float" office:value="0.879645943005142" calcext:value-type="float">
            <text:p>0.879645943005142</text:p>
          </table:table-cell>
          <table:table-cell table:formula="of:=[.G10]*0.1*SQRT(1/[.D10]^2 + 1/[.E10]^2)" office:value-type="float" office:value="0.0286048931087211" calcext:value-type="float">
            <text:p>0.0286048931087211</text:p>
          </table:table-cell>
          <table:table-cell table:formula="of:=TAN([.G10])" office:value-type="float" office:value="1.20879235040961" calcext:value-type="float">
            <text:p>1.20879235040961</text:p>
          </table:table-cell>
          <table:table-cell table:formula="of:=SQRT([.A10])" office:value-type="float" office:value="14.142135623731" calcext:value-type="float">
            <text:p>14.142135623731</text:p>
          </table:table-cell>
          <table:table-cell table:formula="of:=[.G10]-PI()/4" office:value-type="float" office:value="0.0942477796076937" calcext:value-type="float">
            <text:p>0.0942477796076937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73.36" calcext:value-type="float">
            <text:p>373.36</text:p>
          </table:table-cell>
          <table:table-cell office:value-type="float" office:value="686.4" calcext:value-type="float">
            <text:p>686.4</text:p>
          </table:table-cell>
          <table:table-cell office:value-type="float" office:value="3.8" calcext:value-type="float">
            <text:p>3.8</text:p>
          </table:table-cell>
          <table:table-cell office:value-type="float" office:value="4.8" calcext:value-type="float">
            <text:p>4.8</text:p>
          </table:table-cell>
          <table:table-cell table:formula="of:=PI()*[.D11]/[.E11]" office:value-type="float" office:value="2.48709418409192" calcext:value-type="float">
            <text:p>2.48709418409192</text:p>
          </table:table-cell>
          <table:table-cell table:formula="of:=[.F11]-PI()/2" office:value-type="float" office:value="0.916297857297023" calcext:value-type="float">
            <text:p>0.916297857297023</text:p>
          </table:table-cell>
          <table:table-cell table:formula="of:=[.G11]*0.1*SQRT(1/[.D11]^2 + 1/[.E11]^2)" office:value-type="float" office:value="0.0307547094257785" calcext:value-type="float">
            <text:p>0.0307547094257785</text:p>
          </table:table-cell>
          <table:table-cell table:formula="of:=TAN([.G11])" office:value-type="float" office:value="1.30322537284121" calcext:value-type="float">
            <text:p>1.30322537284121</text:p>
          </table:table-cell>
          <table:table-cell table:formula="of:=SQRT([.A11])" office:value-type="float" office:value="14.4913767461894" calcext:value-type="float">
            <text:p>14.4913767461894</text:p>
          </table:table-cell>
          <table:table-cell table:formula="of:=[.G11]-PI()/4" office:value-type="float" office:value="0.130899693899575" calcext:value-type="float">
            <text:p>0.130899693899575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70.44" calcext:value-type="float">
            <text:p>370.44</text:p>
          </table:table-cell>
          <table:table-cell office:value-type="float" office:value="693.6" calcext:value-type="float">
            <text:p>693.6</text:p>
          </table:table-cell>
          <table:table-cell office:value-type="float" office:value="3.6" calcext:value-type="float">
            <text:p>3.6</text:p>
          </table:table-cell>
          <table:table-cell office:value-type="float" office:value="4.5" calcext:value-type="float">
            <text:p>4.5</text:p>
          </table:table-cell>
          <table:table-cell table:formula="of:=PI()*[.D12]/[.E12]" office:value-type="float" office:value="2.51327412287183" calcext:value-type="float">
            <text:p>2.51327412287183</text:p>
          </table:table-cell>
          <table:table-cell table:formula="of:=[.F12]-PI()/2" office:value-type="float" office:value="0.942477796076938" calcext:value-type="float">
            <text:p>0.942477796076938</text:p>
          </table:table-cell>
          <table:table-cell table:formula="of:=[.G12]*0.1*SQRT(1/[.D12]^2 + 1/[.E12]^2)" office:value-type="float" office:value="0.0335266801072363" calcext:value-type="float">
            <text:p>0.0335266801072363</text:p>
          </table:table-cell>
          <table:table-cell table:formula="of:=TAN([.G12])" office:value-type="float" office:value="1.37638192047117" calcext:value-type="float">
            <text:p>1.37638192047117</text:p>
          </table:table-cell>
          <table:table-cell table:formula="of:=SQRT([.A12])" office:value-type="float" office:value="14.8323969741913" calcext:value-type="float">
            <text:p>14.8323969741913</text:p>
          </table:table-cell>
          <table:table-cell table:formula="of:=[.G12]-PI()/4" office:value-type="float" office:value="0.15707963267949" calcext:value-type="float">
            <text:p>0.15707963267949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67.76" calcext:value-type="float">
            <text:p>367.76</text:p>
          </table:table-cell>
          <table:table-cell office:value-type="float" office:value="699.9" calcext:value-type="float">
            <text:p>699.9</text:p>
          </table:table-cell>
          <table:table-cell office:value-type="float" office:value="3.4" calcext:value-type="float">
            <text:p>3.4</text:p>
          </table:table-cell>
          <table:table-cell office:value-type="float" office:value="4.2" calcext:value-type="float">
            <text:p>4.2</text:p>
          </table:table-cell>
          <table:table-cell table:formula="of:=PI()*[.D13]/[.E13]" office:value-type="float" office:value="2.54319405290602" calcext:value-type="float">
            <text:p>2.54319405290602</text:p>
          </table:table-cell>
          <table:table-cell table:formula="of:=[.F13]-PI()/2" office:value-type="float" office:value="0.972397726111126" calcext:value-type="float">
            <text:p>0.972397726111126</text:p>
          </table:table-cell>
          <table:table-cell table:formula="of:=[.G13]*0.1*SQRT(1/[.D13]^2 + 1/[.E13]^2)" office:value-type="float" office:value="0.0367965543405677" calcext:value-type="float">
            <text:p>0.0367965543405677</text:p>
          </table:table-cell>
          <table:table-cell table:formula="of:=TAN([.G13])" office:value-type="float" office:value="1.46673061342097" calcext:value-type="float">
            <text:p>1.46673061342097</text:p>
          </table:table-cell>
          <table:table-cell table:formula="of:=SQRT([.A13])" office:value-type="float" office:value="15.1657508881031" calcext:value-type="float">
            <text:p>15.1657508881031</text:p>
          </table:table-cell>
          <table:table-cell table:formula="of:=[.G13]-PI()/4" office:value-type="float" office:value="0.186999562713678" calcext:value-type="float">
            <text:p>0.186999562713678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54.98" calcext:value-type="float">
            <text:p>354.98</text:p>
          </table:table-cell>
          <table:table-cell office:value-type="float" office:value="725.1" calcext:value-type="float">
            <text:p>725.1</text:p>
          </table:table-cell>
          <table:table-cell office:value-type="float" office:value="7.4" calcext:value-type="float">
            <text:p>7.4</text:p>
          </table:table-cell>
          <table:table-cell office:value-type="float" office:value="8.8" calcext:value-type="float">
            <text:p>8.8</text:p>
          </table:table-cell>
          <table:table-cell table:formula="of:=PI()*[.D14]/[.E14]" office:value-type="float" office:value="2.64179382233687" calcext:value-type="float">
            <text:p>2.64179382233687</text:p>
          </table:table-cell>
          <table:table-cell table:formula="of:=[.F14]-PI()/2" office:value-type="float" office:value="1.07099749554197" calcext:value-type="float">
            <text:p>1.07099749554197</text:p>
          </table:table-cell>
          <table:table-cell table:formula="of:=[.G14]*0.1*SQRT(1/[.D14]^2 + 1/[.E14]^2)" office:value-type="float" office:value="0.0189099243292446" calcext:value-type="float">
            <text:p>0.0189099243292446</text:p>
          </table:table-cell>
          <table:table-cell table:formula="of:=TAN([.G14])" office:value-type="float" office:value="1.83136326604261" calcext:value-type="float">
            <text:p>1.83136326604261</text:p>
          </table:table-cell>
          <table:table-cell table:formula="of:=SQRT([.A14])" office:value-type="float" office:value="17.0293863659264" calcext:value-type="float">
            <text:p>17.0293863659264</text:p>
          </table:table-cell>
          <table:table-cell table:formula="of:=[.G14]-PI()/4" office:value-type="float" office:value="0.285599332144526" calcext:value-type="float">
            <text:p>0.285599332144526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5.97" calcext:value-type="float">
            <text:p>345.97</text:p>
          </table:table-cell>
          <table:table-cell office:value-type="float" office:value="736.9" calcext:value-type="float">
            <text:p>736.9</text:p>
          </table:table-cell>
          <table:table-cell office:value-type="float" office:value="6.8" calcext:value-type="float">
            <text:p>6.8</text:p>
          </table:table-cell>
          <table:table-cell office:value-type="float" office:value="7.8" calcext:value-type="float">
            <text:p>7.8</text:p>
          </table:table-cell>
          <table:table-cell table:formula="of:=PI()*[.D15]/[.E15]" office:value-type="float" office:value="2.73882436466802" calcext:value-type="float">
            <text:p>2.73882436466802</text:p>
          </table:table-cell>
          <table:table-cell table:formula="of:=[.F15]-PI()/2" office:value-type="float" office:value="1.16802803787313" calcext:value-type="float">
            <text:p>1.16802803787313</text:p>
          </table:table-cell>
          <table:table-cell table:formula="of:=[.G15]*0.1*SQRT(1/[.D15]^2 + 1/[.E15]^2)" office:value-type="float" office:value="0.0227878805220246" calcext:value-type="float">
            <text:p>0.0227878805220246</text:p>
          </table:table-cell>
          <table:table-cell table:formula="of:=TAN([.G15])" office:value-type="float" office:value="2.34708625815663" calcext:value-type="float">
            <text:p>2.34708625815663</text:p>
          </table:table-cell>
          <table:table-cell table:formula="of:=SQRT([.A15])" office:value-type="float" office:value="18.7082869338697" calcext:value-type="float">
            <text:p>18.7082869338697</text:p>
          </table:table-cell>
          <table:table-cell table:formula="of:=[.G15]-PI()/4" office:value-type="float" office:value="0.38262987447568" calcext:value-type="float">
            <text:p>0.38262987447568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39.06" calcext:value-type="float">
            <text:p>339.06</text:p>
          </table:table-cell>
          <table:table-cell office:value-type="float" office:value="741.5" calcext:value-type="float">
            <text:p>741.5</text:p>
          </table:table-cell>
          <table:table-cell office:value-type="float" office:value="5.4" calcext:value-type="float">
            <text:p>5.4</text:p>
          </table:table-cell>
          <table:table-cell office:value-type="float" office:value="6" calcext:value-type="float">
            <text:p>6</text:p>
          </table:table-cell>
          <table:table-cell table:formula="of:=PI()*[.D16]/[.E16]" office:value-type="float" office:value="2.82743338823081" calcext:value-type="float">
            <text:p>2.82743338823081</text:p>
          </table:table-cell>
          <table:table-cell table:formula="of:=[.F16]-PI()/2" office:value-type="float" office:value="1.25663706143592" calcext:value-type="float">
            <text:p>1.25663706143592</text:p>
          </table:table-cell>
          <table:table-cell table:formula="of:=[.G16]*0.1*SQRT(1/[.D16]^2 + 1/[.E16]^2)" office:value-type="float" office:value="0.0313080047929228" calcext:value-type="float">
            <text:p>0.0313080047929228</text:p>
          </table:table-cell>
          <table:table-cell table:formula="of:=TAN([.G16])" office:value-type="float" office:value="3.07768353717525" calcext:value-type="float">
            <text:p>3.07768353717525</text:p>
          </table:table-cell>
          <table:table-cell table:formula="of:=SQRT([.A16])" office:value-type="float" office:value="20.2484567313166" calcext:value-type="float">
            <text:p>20.2484567313166</text:p>
          </table:table-cell>
          <table:table-cell table:formula="of:=[.G16]-PI()/4" office:value-type="float" office:value="0.471238898038469" calcext:value-type="float">
            <text:p>0.471238898038469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33.24" calcext:value-type="float">
            <text:p>333.24</text:p>
          </table:table-cell>
          <table:table-cell office:value-type="float" office:value="741.9" calcext:value-type="float">
            <text:p>741.9</text:p>
          </table:table-cell>
          <table:table-cell office:value-type="float" office:value="4.9" calcext:value-type="float">
            <text:p>4.9</text:p>
          </table:table-cell>
          <table:table-cell office:value-type="float" office:value="5.1" calcext:value-type="float">
            <text:p>5.1</text:p>
          </table:table-cell>
          <table:table-cell table:formula="of:=PI()*[.D17]/[.E17]" office:value-type="float" office:value="3.01839294168431" calcext:value-type="float">
            <text:p>3.01839294168431</text:p>
          </table:table-cell>
          <table:table-cell table:formula="of:=[.F17]-PI()/2" office:value-type="float" office:value="1.44759661488941" calcext:value-type="float">
            <text:p>1.44759661488941</text:p>
          </table:table-cell>
          <table:table-cell table:formula="of:=[.G17]*0.1*SQRT(1/[.D17]^2 + 1/[.E17]^2)" office:value-type="float" office:value="0.040968790853123" calcext:value-type="float">
            <text:p>0.040968790853123</text:p>
          </table:table-cell>
          <table:table-cell table:formula="of:=TAN([.G17])" office:value-type="float" office:value="8.07579391253507" calcext:value-type="float">
            <text:p>8.07579391253507</text:p>
          </table:table-cell>
          <table:table-cell table:formula="of:=SQRT([.A17])" office:value-type="float" office:value="21.6794833886788" calcext:value-type="float">
            <text:p>21.6794833886788</text:p>
          </table:table-cell>
          <table:table-cell table:formula="of:=[.G17]-PI()/4" office:value-type="float" office:value="0.662198451491967" calcext:value-type="float">
            <text:p>0.662198451491967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28.06" calcext:value-type="float">
            <text:p>328.06</text:p>
          </table:table-cell>
          <table:table-cell office:value-type="float" office:value="739.5" calcext:value-type="float">
            <text:p>739.5</text:p>
          </table:table-cell>
          <table:table-cell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 table:formula="of:=PI()*[.D18]/[.E18]" office:value-type="float" office:value="2.91010687911476" calcext:value-type="float">
            <text:p>2.91010687911476</text:p>
          </table:table-cell>
          <table:table-cell table:formula="of:=[.F18]-PI()/2" office:value-type="float" office:value="1.33931055231986" calcext:value-type="float">
            <text:p>1.33931055231986</text:p>
          </table:table-cell>
          <table:table-cell table:formula="of:=[.G18]*0.1*SQRT(1/[.D18]^2 + 1/[.E18]^2)" office:value-type="float" office:value="0.0207457239893483" calcext:value-type="float">
            <text:p>0.0207457239893483</text:p>
          </table:table-cell>
          <table:table-cell table:formula="of:=TAN([.G18])" office:value-type="float" office:value="4.24248089322885" calcext:value-type="float">
            <text:p>4.24248089322885</text:p>
          </table:table-cell>
          <table:table-cell table:formula="of:=SQRT([.A18])" office:value-type="float" office:value="23.0217288664427" calcext:value-type="float">
            <text:p>23.0217288664427</text:p>
          </table:table-cell>
          <table:table-cell table:formula="of:=[.G18]-PI()/4" office:value-type="float" office:value="0.553912388922411" calcext:value-type="float">
            <text:p>0.553912388922411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23.21" calcext:value-type="float">
            <text:p>323.21</text:p>
          </table:table-cell>
          <table:table-cell office:value-type="float" office:value="735.2" calcext:value-type="float">
            <text:p>735.2</text:p>
          </table:table-cell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.5</text:p>
          </table:table-cell>
          <table:table-cell table:formula="of:=PI()*[.D19]/[.E19]" office:value-type="float" office:value="2.95679308573157" calcext:value-type="float">
            <text:p>2.95679308573157</text:p>
          </table:table-cell>
          <table:table-cell table:formula="of:=[.F19]-PI()/2" office:value-type="float" office:value="1.38599675893667" calcext:value-type="float">
            <text:p>1.38599675893667</text:p>
          </table:table-cell>
          <table:table-cell table:formula="of:=[.G19]*0.1*SQRT(1/[.D19]^2 + 1/[.E19]^2)" office:value-type="float" office:value="0.0237914853893951" calcext:value-type="float">
            <text:p>0.0237914853893951</text:p>
          </table:table-cell>
          <table:table-cell table:formula="of:=TAN([.G19])" office:value-type="float" office:value="5.34952750550978" calcext:value-type="float">
            <text:p>5.34952750550978</text:p>
          </table:table-cell>
          <table:table-cell table:formula="of:=SQRT([.A19])" office:value-type="float" office:value="24.2899156029822" calcext:value-type="float">
            <text:p>24.2899156029822</text:p>
          </table:table-cell>
          <table:table-cell table:formula="of:=[.G19]-PI()/4" office:value-type="float" office:value="0.600598595539225" calcext:value-type="float">
            <text:p>0.600598595539225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18.56" calcext:value-type="float">
            <text:p>318.56</text:p>
          </table:table-cell>
          <table:table-cell office:value-type="float" office:value="729.3" calcext:value-type="float">
            <text:p>729.3</text:p>
          </table:table-cell>
          <table:table-cell office:value-type="float" office:value="7.3" calcext:value-type="float">
            <text:p>7.3</text:p>
          </table:table-cell>
          <table:table-cell office:value-type="float" office:value="7.7" calcext:value-type="float">
            <text:p>7.7</text:p>
          </table:table-cell>
          <table:table-cell table:formula="of:=PI()*[.D20]/[.E20]" office:value-type="float" office:value="2.97839303522149" calcext:value-type="float">
            <text:p>2.97839303522149</text:p>
          </table:table-cell>
          <table:table-cell table:formula="of:=[.F20]-PI()/2" office:value-type="float" office:value="1.4075967084266" calcext:value-type="float">
            <text:p>1.4075967084266</text:p>
          </table:table-cell>
          <table:table-cell table:formula="of:=[.G20]*0.1*SQRT(1/[.D20]^2 + 1/[.E20]^2)" office:value-type="float" office:value="0.026570227898599" calcext:value-type="float">
            <text:p>0.026570227898599</text:p>
          </table:table-cell>
          <table:table-cell table:formula="of:=TAN([.G20])" office:value-type="float" office:value="6.07296859774574" calcext:value-type="float">
            <text:p>6.07296859774574</text:p>
          </table:table-cell>
          <table:table-cell table:formula="of:=SQRT([.A20])" office:value-type="float" office:value="25.4950975679639" calcext:value-type="float">
            <text:p>25.4950975679639</text:p>
          </table:table-cell>
          <table:table-cell table:formula="of:=[.G20]-PI()/4" office:value-type="float" office:value="0.622198545029147" calcext:value-type="float">
            <text:p>0.622198545029147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13.95" calcext:value-type="float">
            <text:p>313.95</text:p>
          </table:table-cell>
          <table:table-cell office:value-type="float" office:value="722.3" calcext:value-type="float">
            <text:p>722.3</text:p>
          </table:table-cell>
          <table:table-cell office:value-type="float" office:value="6.9" calcext:value-type="float">
            <text:p>6.9</text:p>
          </table:table-cell>
          <table:table-cell office:value-type="float" office:value="7.1" calcext:value-type="float">
            <text:p>7.1</text:p>
          </table:table-cell>
          <table:table-cell table:formula="of:=PI()*[.D21]/[.E21]" office:value-type="float" office:value="3.05309708588304" calcext:value-type="float">
            <text:p>3.05309708588304</text:p>
          </table:table-cell>
          <table:table-cell table:formula="of:=[.F21]-PI()/2" office:value-type="float" office:value="1.48230075908814" calcext:value-type="float">
            <text:p>1.48230075908814</text:p>
          </table:table-cell>
          <table:table-cell table:formula="of:=[.G21]*0.1*SQRT(1/[.D21]^2 + 1/[.E21]^2)" office:value-type="float" office:value="0.0299561668353229" calcext:value-type="float">
            <text:p>0.0299561668353229</text:p>
          </table:table-cell>
          <table:table-cell table:formula="of:=TAN([.G21])" office:value-type="float" office:value="11.2704870243489" calcext:value-type="float">
            <text:p>11.2704870243489</text:p>
          </table:table-cell>
          <table:table-cell table:formula="of:=SQRT([.A21])" office:value-type="float" office:value="26.6458251889485" calcext:value-type="float">
            <text:p>26.6458251889485</text:p>
          </table:table-cell>
          <table:table-cell table:formula="of:=[.G21]-PI()/4" office:value-type="float" office:value="0.696902595690694" calcext:value-type="float">
            <text:p>0.696902595690694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309.35" calcext:value-type="float">
            <text:p>309.35</text:p>
          </table:table-cell>
          <table:table-cell office:value-type="float" office:value="714.5" calcext:value-type="float">
            <text:p>714.5</text:p>
          </table:table-cell>
          <table:table-cell office:value-type="float" office:value="6.3" calcext:value-type="float">
            <text:p>6.3</text:p>
          </table:table-cell>
          <table:table-cell office:value-type="float" office:value="6.6" calcext:value-type="float">
            <text:p>6.6</text:p>
          </table:table-cell>
          <table:table-cell table:formula="of:=PI()*[.D22]/[.E22]" office:value-type="float" office:value="2.99879298751753" calcext:value-type="float">
            <text:p>2.99879298751753</text:p>
          </table:table-cell>
          <table:table-cell table:formula="of:=[.F22]-PI()/2" office:value-type="float" office:value="1.42799666072263" calcext:value-type="float">
            <text:p>1.42799666072263</text:p>
          </table:table-cell>
          <table:table-cell table:formula="of:=[.G22]*0.1*SQRT(1/[.D22]^2 + 1/[.E22]^2)" office:value-type="float" office:value="0.0313353700621739" calcext:value-type="float">
            <text:p>0.0313353700621739</text:p>
          </table:table-cell>
          <table:table-cell table:formula="of:=TAN([.G22])" office:value-type="float" office:value="6.95515277177347" calcext:value-type="float">
            <text:p>6.95515277177347</text:p>
          </table:table-cell>
          <table:table-cell table:formula="of:=SQRT([.A22])" office:value-type="float" office:value="27.7488738510232" calcext:value-type="float">
            <text:p>27.7488738510232</text:p>
          </table:table-cell>
          <table:table-cell table:formula="of:=[.G22]-PI()/4" office:value-type="float" office:value="0.642598497325185" calcext:value-type="float">
            <text:p>0.642598497325185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304.77" calcext:value-type="float">
            <text:p>304.77</text:p>
          </table:table-cell>
          <table:table-cell office:value-type="float" office:value="706" calcext:value-type="float">
            <text:p>706</text:p>
          </table:table-cell>
          <table:table-cell office:value-type="float" office:value="5.9" calcext:value-type="float">
            <text:p>5.9</text:p>
          </table:table-cell>
          <table:table-cell office:value-type="float" office:value="6.1" calcext:value-type="float">
            <text:p>6.1</text:p>
          </table:table-cell>
          <table:table-cell table:formula="of:=PI()*[.D23]/[.E23]" office:value-type="float" office:value="3.03858961576718" calcext:value-type="float">
            <text:p>3.03858961576718</text:p>
          </table:table-cell>
          <table:table-cell table:formula="of:=[.F23]-PI()/2" office:value-type="float" office:value="1.46779328897228" calcext:value-type="float">
            <text:p>1.46779328897228</text:p>
          </table:table-cell>
          <table:table-cell table:formula="of:=[.G23]*0.1*SQRT(1/[.D23]^2 + 1/[.E23]^2)" office:value-type="float" office:value="0.0346106383634893" calcext:value-type="float">
            <text:p>0.0346106383634893</text:p>
          </table:table-cell>
          <table:table-cell table:formula="of:=TAN([.G23])" office:value-type="float" office:value="9.67409287312935" calcext:value-type="float">
            <text:p>9.67409287312935</text:p>
          </table:table-cell>
          <table:table-cell table:formula="of:=SQRT([.A23])" office:value-type="float" office:value="28.8097205817759" calcext:value-type="float">
            <text:p>28.8097205817759</text:p>
          </table:table-cell>
          <table:table-cell table:formula="of:=[.G23]-PI()/4" office:value-type="float" office:value="0.682395125574832" calcext:value-type="float">
            <text:p>0.682395125574832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300.21" calcext:value-type="float">
            <text:p>300.21</text:p>
          </table:table-cell>
          <table:table-cell office:value-type="float" office:value="696.9" calcext:value-type="float">
            <text:p>696.9</text:p>
          </table:table-cell>
          <table:table-cell office:value-type="float" office:value="5.55" calcext:value-type="float">
            <text:p>5.55</text:p>
          </table:table-cell>
          <table:table-cell office:value-type="float" office:value="5.7" calcext:value-type="float">
            <text:p>5.7</text:p>
          </table:table-cell>
          <table:table-cell table:formula="of:=PI()*[.D24]/[.E24]" office:value-type="float" office:value="3.05891916270585" calcext:value-type="float">
            <text:p>3.05891916270585</text:p>
          </table:table-cell>
          <table:table-cell table:formula="of:=[.F24]-PI()/2" office:value-type="float" office:value="1.48812283591095" calcext:value-type="float">
            <text:p>1.48812283591095</text:p>
          </table:table-cell>
          <table:table-cell table:formula="of:=[.G24]*0.1*SQRT(1/[.D24]^2 + 1/[.E24]^2)" office:value-type="float" office:value="0.0374237296846416" calcext:value-type="float">
            <text:p>0.0374237296846416</text:p>
          </table:table-cell>
          <table:table-cell table:formula="of:=TAN([.G24])" office:value-type="float" office:value="12.0682052794977" calcext:value-type="float">
            <text:p>12.0682052794977</text:p>
          </table:table-cell>
          <table:table-cell table:formula="of:=SQRT([.A24])" office:value-type="float" office:value="29.8328677803526" calcext:value-type="float">
            <text:p>29.8328677803526</text:p>
          </table:table-cell>
          <table:table-cell table:formula="of:=[.G24]-PI()/4" office:value-type="float" office:value="0.702724672513506" calcext:value-type="float">
            <text:p>0.702724672513506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95.6" calcext:value-type="float">
            <text:p>295.6</text:p>
          </table:table-cell>
          <table:table-cell office:value-type="float" office:value="687.4" calcext:value-type="float">
            <text:p>687.4</text:p>
          </table:table-cell>
          <table:table-cell office:value-type="float" office:value="5.2" calcext:value-type="float">
            <text:p>5.2</text:p>
          </table:table-cell>
          <table:table-cell office:value-type="float" office:value="5.3" calcext:value-type="float">
            <text:p>5.3</text:p>
          </table:table-cell>
          <table:table-cell table:formula="of:=PI()*[.D25]/[.E25]" office:value-type="float" office:value="3.08231732050319" calcext:value-type="float">
            <text:p>3.08231732050319</text:p>
          </table:table-cell>
          <table:table-cell table:formula="of:=[.F25]-PI()/2" office:value-type="float" office:value="1.5115209937083" calcext:value-type="float">
            <text:p>1.5115209937083</text:p>
          </table:table-cell>
          <table:table-cell table:formula="of:=[.G25]*0.1*SQRT(1/[.D25]^2 + 1/[.E25]^2)" office:value-type="float" office:value="0.0407219875250376" calcext:value-type="float">
            <text:p>0.0407219875250376</text:p>
          </table:table-cell>
          <table:table-cell table:formula="of:=TAN([.G25])" office:value-type="float" office:value="16.8506608936575" calcext:value-type="float">
            <text:p>16.8506608936575</text:p>
          </table:table-cell>
          <table:table-cell table:formula="of:=SQRT([.A25])" office:value-type="float" office:value="30.8220700148449" calcext:value-type="float">
            <text:p>30.8220700148449</text:p>
          </table:table-cell>
          <table:table-cell table:formula="of:=[.G25]-PI()/4" office:value-type="float" office:value="0.726122830310849" calcext:value-type="float">
            <text:p>0.726122830310849</text:p>
          </table:table-cell>
          <table:table-cell table:number-columns-repeated="2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290.99" calcext:value-type="float">
            <text:p>290.99</text:p>
          </table:table-cell>
          <table:table-cell office:value-type="float" office:value="677.6" calcext:value-type="float">
            <text:p>677.6</text:p>
          </table:table-cell>
          <table:table-cell office:value-type="float" office:value="5.9" calcext:value-type="float">
            <text:p>5.9</text:p>
          </table:table-cell>
          <table:table-cell office:value-type="float" office:value="6" calcext:value-type="float">
            <text:p>6</text:p>
          </table:table-cell>
          <table:table-cell table:formula="of:=PI()*[.D26]/[.E26]" office:value-type="float" office:value="3.08923277602996" calcext:value-type="float">
            <text:p>3.08923277602996</text:p>
          </table:table-cell>
          <table:table-cell table:formula="of:=[.F26]-PI()/2" office:value-type="float" office:value="1.51843644923507" calcext:value-type="float">
            <text:p>1.51843644923507</text:p>
          </table:table-cell>
          <table:table-cell table:formula="of:=[.G26]*0.1*SQRT(1/[.D26]^2 + 1/[.E26]^2)" office:value-type="float" office:value="0.0360944688552575" calcext:value-type="float">
            <text:p>0.0360944688552575</text:p>
          </table:table-cell>
          <table:table-cell table:formula="of:=TAN([.G26])" office:value-type="float" office:value="19.0811366877282" calcext:value-type="float">
            <text:p>19.0811366877282</text:p>
          </table:table-cell>
          <table:table-cell table:formula="of:=SQRT([.A26])" office:value-type="float" office:value="31.7804971641414" calcext:value-type="float">
            <text:p>31.7804971641414</text:p>
          </table:table-cell>
          <table:table-cell table:formula="of:=[.G26]-PI()/4" office:value-type="float" office:value="0.733038285837619" calcext:value-type="float">
            <text:p>0.733038285837619</text:p>
          </table:table-cell>
          <table:table-cell table:number-columns-repeated="2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286.37" calcext:value-type="float">
            <text:p>286.37</text:p>
          </table:table-cell>
          <table:table-cell office:value-type="float" office:value="667.6" calcext:value-type="float">
            <text:p>667.6</text:p>
          </table:table-cell>
          <table:table-cell table:number-columns-repeated="2" office:value-type="float" office:value="4.6" calcext:value-type="float">
            <text:p>4.6</text:p>
          </table:table-cell>
          <table:table-cell table:formula="of:=PI()*[.D27]/[.E27]" office:value-type="float" office:value="3.14159265358979" calcext:value-type="float">
            <text:p>3.14159265358979</text:p>
          </table:table-cell>
          <table:table-cell table:formula="of:=[.F27]-PI()/2" office:value-type="float" office:value="1.5707963267949" calcext:value-type="float">
            <text:p>1.5707963267949</text:p>
          </table:table-cell>
          <table:table-cell table:formula="of:=[.G27]*0.1*SQRT(1/[.D27]^2 + 1/[.E27]^2)" office:value-type="float" office:value="0.0482922058495475" calcext:value-type="float">
            <text:p>0.0482922058495475</text:p>
          </table:table-cell>
          <table:table-cell table:formula="of:=TAN([.G27])" office:value-type="float" office:value="1.63312393531954E+016" calcext:value-type="float">
            <text:p>1.63312393531954E+016</text:p>
          </table:table-cell>
          <table:table-cell table:formula="of:=SQRT([.A27])" office:value-type="float" office:value="32.7108544675922" calcext:value-type="float">
            <text:p>32.7108544675922</text:p>
          </table:table-cell>
          <table:table-cell table:formula="of:=[.G27]-PI()/4" office:value-type="float" office:value="0.785398163397448" calcext:value-type="float">
            <text:p>0.785398163397448</text:p>
          </table:table-cell>
          <table:table-cell table:number-columns-repeated="2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281.71" calcext:value-type="float">
            <text:p>281.71</text:p>
          </table:table-cell>
          <table:table-cell office:value-type="float" office:value="657.3" calcext:value-type="float">
            <text:p>657.3</text:p>
          </table:table-cell>
          <table:table-cell table:number-columns-repeated="2" office:value-type="float" office:value="4.2" calcext:value-type="float">
            <text:p>4.2</text:p>
          </table:table-cell>
          <table:table-cell table:formula="of:=PI()*[.D28]/[.E28]" office:value-type="float" office:value="3.14159265358979" calcext:value-type="float">
            <text:p>3.14159265358979</text:p>
          </table:table-cell>
          <table:table-cell table:formula="of:=[.F28]-PI()/2" office:value-type="float" office:value="1.5707963267949" calcext:value-type="float">
            <text:p>1.5707963267949</text:p>
          </table:table-cell>
          <table:table-cell table:formula="of:=[.G28]*0.1*SQRT(1/[.D28]^2 + 1/[.E28]^2)" office:value-type="float" office:value="0.0528914635495044" calcext:value-type="float">
            <text:p>0.0528914635495044</text:p>
          </table:table-cell>
          <table:table-cell table:formula="of:=TAN([.G28])" office:value-type="float" office:value="1.63312393531954E+016" calcext:value-type="float">
            <text:p>1.63312393531954E+016</text:p>
          </table:table-cell>
          <table:table-cell table:formula="of:=SQRT([.A28])" office:value-type="float" office:value="33.6154726279432" calcext:value-type="float">
            <text:p>33.6154726279432</text:p>
          </table:table-cell>
          <table:table-cell table:formula="of:=[.G28]-PI()/4" office:value-type="float" office:value="0.785398163397448" calcext:value-type="float">
            <text:p>0.785398163397448</text:p>
          </table:table-cell>
          <table:table-cell table:number-columns-repeated="2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265.94" calcext:value-type="float">
            <text:p>265.94</text:p>
          </table:table-cell>
          <table:table-cell office:value-type="float" office:value="621.1" calcext:value-type="float">
            <text:p>621.1</text:p>
          </table:table-cell>
          <table:table-cell office:value-type="float" office:value="7.7" calcext:value-type="float">
            <text:p>7.7</text:p>
          </table:table-cell>
          <table:table-cell office:value-type="float" office:value="7.6" calcext:value-type="float">
            <text:p>7.6</text:p>
          </table:table-cell>
          <table:table-cell table:formula="of:=PI()*[.D29]/[.E29]" office:value-type="float" office:value="3.18292939903176" calcext:value-type="float">
            <text:p>3.18292939903176</text:p>
          </table:table-cell>
          <table:table-cell table:formula="of:=[.F29]-PI()/2" office:value-type="float" office:value="1.61213307223687" calcext:value-type="float">
            <text:p>1.61213307223687</text:p>
          </table:table-cell>
          <table:table-cell table:formula="of:=[.G29]*0.1*SQRT(1/[.D29]^2 + 1/[.E29]^2)" office:value-type="float" office:value="0.029804530092872" calcext:value-type="float">
            <text:p>0.029804530092872</text:p>
          </table:table-cell>
          <table:table-cell table:formula="of:=TAN([.G29])" office:value-type="float" office:value="-24.1777708649385" calcext:value-type="float">
            <text:p>-24.1777708649385</text:p>
          </table:table-cell>
          <table:table-cell table:formula="of:=SQRT([.A29])" office:value-type="float" office:value="36.5650105975644" calcext:value-type="float">
            <text:p>36.5650105975644</text:p>
          </table:table-cell>
          <table:table-cell table:formula="of:=[.G29]-PI()/4" office:value-type="float" office:value="0.82673490883942" calcext:value-type="float">
            <text:p>0.82673490883942</text:p>
          </table:table-cell>
          <table:table-cell table:number-columns-repeated="2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247.27" calcext:value-type="float">
            <text:p>247.27</text:p>
          </table:table-cell>
          <table:table-cell office:value-type="float" office:value="577.5" calcext:value-type="float">
            <text:p>577.5</text:p>
          </table:table-cell>
          <table:table-cell office:value-type="float" office:value="6.6" calcext:value-type="float">
            <text:p>6.6</text:p>
          </table:table-cell>
          <table:table-cell office:value-type="float" office:value="6.4" calcext:value-type="float">
            <text:p>6.4</text:p>
          </table:table-cell>
          <table:table-cell table:formula="of:=PI()*[.D30]/[.E30]" office:value-type="float" office:value="3.23976742401447" calcext:value-type="float">
            <text:p>3.23976742401447</text:p>
          </table:table-cell>
          <table:table-cell table:formula="of:=[.F30]-PI()/2" office:value-type="float" office:value="1.66897109721958" calcext:value-type="float">
            <text:p>1.66897109721958</text:p>
          </table:table-cell>
          <table:table-cell table:formula="of:=[.G30]*0.1*SQRT(1/[.D30]^2 + 1/[.E30]^2)" office:value-type="float" office:value="0.0363249186543785" calcext:value-type="float">
            <text:p>0.0363249186543785</text:p>
          </table:table-cell>
          <table:table-cell table:formula="of:=TAN([.G30])" office:value-type="float" office:value="-10.1531703876089" calcext:value-type="float">
            <text:p>-10.1531703876089</text:p>
          </table:table-cell>
          <table:table-cell table:formula="of:=SQRT([.A30])" office:value-type="float" office:value="39.8497176903426" calcext:value-type="float">
            <text:p>39.8497176903426</text:p>
          </table:table-cell>
          <table:table-cell table:formula="of:=[.G30]-PI()/4" office:value-type="float" office:value="0.883572933822129" calcext:value-type="float">
            <text:p>0.883572933822129</text:p>
          </table:table-cell>
          <table:table-cell table:number-columns-repeated="2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226.93" calcext:value-type="float">
            <text:p>226.93</text:p>
          </table:table-cell>
          <table:table-cell office:value-type="float" office:value="529.2" calcext:value-type="float">
            <text:p>529.2</text:p>
          </table:table-cell>
          <table:table-cell office:value-type="float" office:value="5.6" calcext:value-type="float">
            <text:p>5.6</text:p>
          </table:table-cell>
          <table:table-cell office:value-type="float" office:value="5.4" calcext:value-type="float">
            <text:p>5.4</text:p>
          </table:table-cell>
          <table:table-cell table:formula="of:=PI()*[.D31]/[.E31]" office:value-type="float" office:value="3.25794793705608" calcext:value-type="float">
            <text:p>3.25794793705608</text:p>
          </table:table-cell>
          <table:table-cell table:formula="of:=[.F31]-PI()/2" office:value-type="float" office:value="1.68715161026118" calcext:value-type="float">
            <text:p>1.68715161026118</text:p>
          </table:table-cell>
          <table:table-cell table:formula="of:=[.G31]*0.1*SQRT(1/[.D31]^2 + 1/[.E31]^2)" office:value-type="float" office:value="0.0434032033551242" calcext:value-type="float">
            <text:p>0.0434032033551242</text:p>
          </table:table-cell>
          <table:table-cell table:formula="of:=TAN([.G31])" office:value-type="float" office:value="-8.55554678100796" calcext:value-type="float">
            <text:p>-8.55554678100796</text:p>
          </table:table-cell>
          <table:table-cell table:formula="of:=SQRT([.A31])" office:value-type="float" office:value="43.3820239269677" calcext:value-type="float">
            <text:p>43.3820239269677</text:p>
          </table:table-cell>
          <table:table-cell table:formula="of:=[.G31]-PI()/4" office:value-type="float" office:value="0.901753446863737" calcext:value-type="float">
            <text:p>0.901753446863737</text:p>
          </table:table-cell>
          <table:table-cell table:number-columns-repeated="2"/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205.33" calcext:value-type="float">
            <text:p>205.33</text:p>
          </table:table-cell>
          <table:table-cell office:value-type="float" office:value="477.4" calcext:value-type="float">
            <text:p>477.4</text:p>
          </table:table-cell>
          <table:table-cell office:value-type="float" office:value="4.9" calcext:value-type="float">
            <text:p>4.9</text:p>
          </table:table-cell>
          <table:table-cell office:value-type="float" office:value="4.6" calcext:value-type="float">
            <text:p>4.6</text:p>
          </table:table-cell>
          <table:table-cell table:formula="of:=PI()*[.D32]/[.E32]" office:value-type="float" office:value="3.34647913099782" calcext:value-type="float">
            <text:p>3.34647913099782</text:p>
          </table:table-cell>
          <table:table-cell table:formula="of:=[.F32]-PI()/2" office:value-type="float" office:value="1.77568280420293" calcext:value-type="float">
            <text:p>1.77568280420293</text:p>
          </table:table-cell>
          <table:table-cell table:formula="of:=[.G32]*0.1*SQRT(1/[.D32]^2 + 1/[.E32]^2)" office:value-type="float" office:value="0.0529464105111311" calcext:value-type="float">
            <text:p>0.0529464105111311</text:p>
          </table:table-cell>
          <table:table-cell table:formula="of:=TAN([.G32])" office:value-type="float" office:value="-4.81226419898945" calcext:value-type="float">
            <text:p>-4.81226419898945</text:p>
          </table:table-cell>
          <table:table-cell table:formula="of:=SQRT([.A32])" office:value-type="float" office:value="47.2334627144782" calcext:value-type="float">
            <text:p>47.2334627144782</text:p>
          </table:table-cell>
          <table:table-cell table:formula="of:=[.G32]-PI()/4" office:value-type="float" office:value="0.990284640805479" calcext:value-type="float">
            <text:p>0.990284640805479</text:p>
          </table:table-cell>
          <table:table-cell table:number-columns-repeated="2"/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183.3" calcext:value-type="float">
            <text:p>183.3</text:p>
          </table:table-cell>
          <table:table-cell office:value-type="float" office:value="424" calcext:value-type="float">
            <text:p>424</text:p>
          </table:table-cell>
          <table:table-cell office:value-type="float" office:value="4.2" calcext:value-type="float">
            <text:p>4.2</text:p>
          </table:table-cell>
          <table:table-cell office:value-type="float" office:value="3.8" calcext:value-type="float">
            <text:p>3.8</text:p>
          </table:table-cell>
          <table:table-cell table:formula="of:=PI()*[.D33]/[.E33]" office:value-type="float" office:value="3.47228661712556" calcext:value-type="float">
            <text:p>3.47228661712556</text:p>
          </table:table-cell>
          <table:table-cell table:formula="of:=[.F33]-PI()/2" office:value-type="float" office:value="1.90149029033066" calcext:value-type="float">
            <text:p>1.90149029033066</text:p>
          </table:table-cell>
          <table:table-cell table:formula="of:=[.G33]*0.1*SQRT(1/[.D33]^2 + 1/[.E33]^2)" office:value-type="float" office:value="0.0674805175627868" calcext:value-type="float">
            <text:p>0.0674805175627868</text:p>
          </table:table-cell>
          <table:table-cell table:formula="of:=TAN([.G33])" office:value-type="float" office:value="-2.91290048615513" calcext:value-type="float">
            <text:p>-2.91290048615513</text:p>
          </table:table-cell>
          <table:table-cell table:formula="of:=SQRT([.A33])" office:value-type="float" office:value="51.4295634824952" calcext:value-type="float">
            <text:p>51.4295634824952</text:p>
          </table:table-cell>
          <table:table-cell table:formula="of:=[.G33]-PI()/4" office:value-type="float" office:value="1.11609212693322" calcext:value-type="float">
            <text:p>1.11609212693322</text:p>
          </table:table-cell>
          <table:table-cell table:number-columns-repeated="2"/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float" office:value="161.67" calcext:value-type="float">
            <text:p>161.67</text:p>
          </table:table-cell>
          <table:table-cell office:value-type="float" office:value="371.1" calcext:value-type="float">
            <text:p>371.1</text:p>
          </table:table-cell>
          <table:table-cell office:value-type="float" office:value="8.8" calcext:value-type="float">
            <text:p>8.8</text:p>
          </table:table-cell>
          <table:table-cell office:value-type="float" office:value="8" calcext:value-type="float">
            <text:p>8</text:p>
          </table:table-cell>
          <table:table-cell table:formula="of:=PI()*[.D34]/[.E34]" office:value-type="float" office:value="3.45575191894877" calcext:value-type="float">
            <text:p>3.45575191894877</text:p>
          </table:table-cell>
          <table:table-cell table:formula="of:=[.F34]-PI()/2" office:value-type="float" office:value="1.88495559215388" calcext:value-type="float">
            <text:p>1.88495559215388</text:p>
          </table:table-cell>
          <table:table-cell table:formula="of:=[.G34]*0.1*SQRT(1/[.D34]^2 + 1/[.E34]^2)" office:value-type="float" office:value="0.0318430447938659" calcext:value-type="float">
            <text:p>0.0318430447938659</text:p>
          </table:table-cell>
          <table:table-cell table:formula="of:=TAN([.G34])" office:value-type="float" office:value="-3.07768353717525" calcext:value-type="float">
            <text:p>-3.07768353717525</text:p>
          </table:table-cell>
          <table:table-cell table:formula="of:=SQRT([.A34])" office:value-type="float" office:value="55.9910707166777" calcext:value-type="float">
            <text:p>55.9910707166777</text:p>
          </table:table-cell>
          <table:table-cell table:formula="of:=[.G34]-PI()/4" office:value-type="float" office:value="1.09955742875643" calcext:value-type="float">
            <text:p>1.09955742875643</text:p>
          </table:table-cell>
          <table:table-cell table:number-columns-repeated="2"/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float" office:value="141.08" calcext:value-type="float">
            <text:p>141.08</text:p>
          </table:table-cell>
          <table:table-cell office:value-type="float" office:value="320.5" calcext:value-type="float">
            <text:p>320.5</text:p>
          </table:table-cell>
          <table:table-cell office:value-type="float" office:value="7.6" calcext:value-type="float">
            <text:p>7.6</text:p>
          </table:table-cell>
          <table:table-cell office:value-type="float" office:value="6.7" calcext:value-type="float">
            <text:p>6.7</text:p>
          </table:table-cell>
          <table:table-cell table:formula="of:=PI()*[.D35]/[.E35]" office:value-type="float" office:value="3.56359763690782" calcext:value-type="float">
            <text:p>3.56359763690782</text:p>
          </table:table-cell>
          <table:table-cell table:formula="of:=[.F35]-PI()/2" office:value-type="float" office:value="1.99280131011293" calcext:value-type="float">
            <text:p>1.99280131011293</text:p>
          </table:table-cell>
          <table:table-cell table:formula="of:=[.G35]*0.1*SQRT(1/[.D35]^2 + 1/[.E35]^2)" office:value-type="float" office:value="0.0396510855660139" calcext:value-type="float">
            <text:p>0.0396510855660139</text:p>
          </table:table-cell>
          <table:table-cell table:formula="of:=TAN([.G35])" office:value-type="float" office:value="-2.22727300494915" calcext:value-type="float">
            <text:p>-2.22727300494915</text:p>
          </table:table-cell>
          <table:table-cell table:formula="of:=SQRT([.A35])" office:value-type="float" office:value="60.9590026165127" calcext:value-type="float">
            <text:p>60.9590026165127</text:p>
          </table:table-cell>
          <table:table-cell table:formula="of:=[.G35]-PI()/4" office:value-type="float" office:value="1.20740314671548" calcext:value-type="float">
            <text:p>1.20740314671548</text:p>
          </table:table-cell>
          <table:table-cell table:number-columns-repeated="2"/>
        </table:table-row>
        <table:table-row table:style-name="ro1">
          <table:table-cell office:value-type="float" office:value="4405" calcext:value-type="float">
            <text:p>4405</text:p>
          </table:table-cell>
          <table:table-cell office:value-type="float" office:value="122.01" calcext:value-type="float">
            <text:p>122.01</text:p>
          </table:table-cell>
          <table:table-cell office:value-type="float" office:value="273.2" calcext:value-type="float">
            <text:p>273.2</text:p>
          </table:table-cell>
          <table:table-cell office:value-type="float" office:value="6.6" calcext:value-type="float">
            <text:p>6.6</text:p>
          </table:table-cell>
          <table:table-cell office:value-type="float" office:value="5.7" calcext:value-type="float">
            <text:p>5.7</text:p>
          </table:table-cell>
          <table:table-cell table:formula="of:=PI()*[.D36]/[.E36]" office:value-type="float" office:value="3.63763359889344" calcext:value-type="float">
            <text:p>3.63763359889344</text:p>
          </table:table-cell>
          <table:table-cell table:formula="of:=[.F36]-PI()/2" office:value-type="float" office:value="2.06683727209855" calcext:value-type="float">
            <text:p>2.06683727209855</text:p>
          </table:table-cell>
          <table:table-cell table:formula="of:=[.G36]*0.1*SQRT(1/[.D36]^2 + 1/[.E36]^2)" office:value-type="float" office:value="0.0479112059848115" calcext:value-type="float">
            <text:p>0.0479112059848115</text:p>
          </table:table-cell>
          <table:table-cell table:formula="of:=TAN([.G36])" office:value-type="float" office:value="-1.84783815201606" calcext:value-type="float">
            <text:p>-1.84783815201606</text:p>
          </table:table-cell>
          <table:table-cell table:formula="of:=SQRT([.A36])" office:value-type="float" office:value="66.3701740241805" calcext:value-type="float">
            <text:p>66.3701740241805</text:p>
          </table:table-cell>
          <table:table-cell table:formula="of:=[.G36]-PI()/4" office:value-type="float" office:value="1.2814391087011" calcext:value-type="float">
            <text:p>1.2814391087011</text:p>
          </table:table-cell>
          <table:table-cell table:number-columns-repeated="2"/>
        </table:table-row>
        <table:table-row table:style-name="ro1">
          <table:table-cell office:value-type="float" office:value="5521" calcext:value-type="float">
            <text:p>5521</text:p>
          </table:table-cell>
          <table:table-cell office:value-type="float" office:value="99.47" calcext:value-type="float">
            <text:p>99.47</text:p>
          </table:table-cell>
          <table:table-cell office:value-type="float" office:value="216.9" calcext:value-type="float">
            <text:p>216.9</text:p>
          </table:table-cell>
          <table:table-cell office:value-type="float" office:value="5.5" calcext:value-type="float">
            <text:p>5.5</text:p>
          </table:table-cell>
          <table:table-cell office:value-type="float" office:value="4.5" calcext:value-type="float">
            <text:p>4.5</text:p>
          </table:table-cell>
          <table:table-cell table:formula="of:=PI()*[.D37]/[.E37]" office:value-type="float" office:value="3.83972435438752" calcext:value-type="float">
            <text:p>3.83972435438752</text:p>
          </table:table-cell>
          <table:table-cell table:formula="of:=[.F37]-PI()/2" office:value-type="float" office:value="2.26892802759263" calcext:value-type="float">
            <text:p>2.26892802759263</text:p>
          </table:table-cell>
          <table:table-cell table:formula="of:=[.G37]*0.1*SQRT(1/[.D37]^2 + 1/[.E37]^2)" office:value-type="float" office:value="0.0651465176273841" calcext:value-type="float">
            <text:p>0.0651465176273841</text:p>
          </table:table-cell>
          <table:table-cell table:formula="of:=TAN([.G37])" office:value-type="float" office:value="-1.19175359259421" calcext:value-type="float">
            <text:p>-1.19175359259421</text:p>
          </table:table-cell>
          <table:table-cell table:formula="of:=SQRT([.A37])" office:value-type="float" office:value="74.3034319530397" calcext:value-type="float">
            <text:p>74.3034319530397</text:p>
          </table:table-cell>
          <table:table-cell table:formula="of:=[.G37]-PI()/4" office:value-type="float" office:value="1.48352986419518" calcext:value-type="float">
            <text:p>1.48352986419518</text:p>
          </table:table-cell>
          <table:table-cell table:number-columns-repeated="2"/>
        </table:table-row>
        <table:table-row table:style-name="ro1">
          <table:table-cell office:value-type="float" office:value="6189" calcext:value-type="float">
            <text:p>6189</text:p>
          </table:table-cell>
          <table:table-cell office:value-type="float" office:value="89.31" calcext:value-type="float">
            <text:p>89.31</text:p>
          </table:table-cell>
          <table:table-cell office:value-type="float" office:value="191.3" calcext:value-type="float">
            <text:p>191.3</text:p>
          </table:table-cell>
          <table:table-cell office:value-type="float" office:value="10.2" calcext:value-type="float">
            <text:p>10.2</text:p>
          </table:table-cell>
          <table:table-cell office:value-type="float" office:value="8.2" calcext:value-type="float">
            <text:p>8.2</text:p>
          </table:table-cell>
          <table:table-cell table:formula="of:=PI()*[.D38]/[.E38]" office:value-type="float" office:value="3.90783476422145" calcext:value-type="float">
            <text:p>3.90783476422145</text:p>
          </table:table-cell>
          <table:table-cell table:formula="of:=[.F38]-PI()/2" office:value-type="float" office:value="2.33703843742655" calcext:value-type="float">
            <text:p>2.33703843742655</text:p>
          </table:table-cell>
          <table:table-cell table:formula="of:=[.G38]*0.1*SQRT(1/[.D38]^2 + 1/[.E38]^2)" office:value-type="float" office:value="0.0365683325983474" calcext:value-type="float">
            <text:p>0.0365683325983474</text:p>
          </table:table-cell>
          <table:table-cell table:formula="of:=TAN([.G38])" office:value-type="float" office:value="-1.0390652194375" calcext:value-type="float">
            <text:p>-1.0390652194375</text:p>
          </table:table-cell>
          <table:table-cell table:formula="of:=SQRT([.A38])" office:value-type="float" office:value="78.6701976608677" calcext:value-type="float">
            <text:p>78.6701976608677</text:p>
          </table:table-cell>
          <table:table-cell table:formula="of:=[.G38]-PI()/4" office:value-type="float" office:value="1.55164027402911" calcext:value-type="float">
            <text:p>1.55164027402911</text:p>
          </table:table-cell>
          <table:table-cell table:number-columns-repeated="2"/>
        </table:table-row>
        <table:table-row table:style-name="ro1">
          <table:table-cell office:value-type="float" office:value="7337" calcext:value-type="float">
            <text:p>7337</text:p>
          </table:table-cell>
          <table:table-cell office:value-type="float" office:value="75.67" calcext:value-type="float">
            <text:p>75.67</text:p>
          </table:table-cell>
          <table:table-cell office:value-type="float" office:value="157" calcext:value-type="float">
            <text:p>157</text:p>
          </table:table-cell>
          <table:table-cell office:value-type="float" office:value="7.8" calcext:value-type="float">
            <text:p>7.8</text:p>
          </table:table-cell>
          <table:table-cell office:value-type="float" office:value="5.9" calcext:value-type="float">
            <text:p>5.9</text:p>
          </table:table-cell>
          <table:table-cell table:formula="of:=PI()*[.D39]/[.E39]" office:value-type="float" office:value="4.15329198271193" calcext:value-type="float">
            <text:p>4.15329198271193</text:p>
          </table:table-cell>
          <table:table-cell table:formula="of:=[.F39]-PI()/2" office:value-type="float" office:value="2.58249565591703" calcext:value-type="float">
            <text:p>2.58249565591703</text:p>
          </table:table-cell>
          <table:table-cell table:formula="of:=[.G39]*0.1*SQRT(1/[.D39]^2 + 1/[.E39]^2)" office:value-type="float" office:value="0.0548827004803859" calcext:value-type="float">
            <text:p>0.0548827004803859</text:p>
          </table:table-cell>
          <table:table-cell table:formula="of:=TAN([.G39])" office:value-type="float" office:value="-0.625692304888642" calcext:value-type="float">
            <text:p>-0.625692304888642</text:p>
          </table:table-cell>
          <table:table-cell table:formula="of:=SQRT([.A39])" office:value-type="float" office:value="85.6562899033107" calcext:value-type="float">
            <text:p>85.6562899033107</text:p>
          </table:table-cell>
          <table:table-cell table:formula="of:=[.G39]-PI()/4" office:value-type="float" office:value="1.79709749251959" calcext:value-type="float">
            <text:p>1.79709749251959</text:p>
          </table:table-cell>
          <table:table-cell table:number-columns-repeated="2"/>
        </table:table-row>
        <table:table-row table:style-name="ro1">
          <table:table-cell office:value-type="float" office:value="8697" calcext:value-type="float">
            <text:p>8697</text:p>
          </table:table-cell>
          <table:table-cell office:value-type="float" office:value="63.8" calcext:value-type="float">
            <text:p>63.8</text:p>
          </table:table-cell>
          <table:table-cell office:value-type="float" office:value="127.1" calcext:value-type="float">
            <text:p>127.1</text:p>
          </table:table-cell>
          <table:table-cell office:value-type="float" office:value="7.7" calcext:value-type="float">
            <text:p>7.7</text:p>
          </table:table-cell>
          <table:table-cell office:value-type="float" office:value="5.9" calcext:value-type="float">
            <text:p>5.9</text:p>
          </table:table-cell>
          <table:table-cell table:formula="of:=PI()*[.D40]/[.E40]" office:value-type="float" office:value="4.10004464960024" calcext:value-type="float">
            <text:p>4.10004464960024</text:p>
          </table:table-cell>
          <table:table-cell table:formula="of:=[.F40]-PI()/2" office:value-type="float" office:value="2.52924832280534" calcext:value-type="float">
            <text:p>2.52924832280534</text:p>
          </table:table-cell>
          <table:table-cell table:formula="of:=[.G40]*0.1*SQRT(1/[.D40]^2 + 1/[.E40]^2)" office:value-type="float" office:value="0.0540061906951835" calcext:value-type="float">
            <text:p>0.0540061906951835</text:p>
          </table:table-cell>
          <table:table-cell table:formula="of:=TAN([.G40])" office:value-type="float" office:value="-0.702414102868581" calcext:value-type="float">
            <text:p>-0.702414102868581</text:p>
          </table:table-cell>
          <table:table-cell table:formula="of:=SQRT([.A40])" office:value-type="float" office:value="93.2577074562741" calcext:value-type="float">
            <text:p>93.2577074562741</text:p>
          </table:table-cell>
          <table:table-cell table:formula="of:=[.G40]-PI()/4" office:value-type="float" office:value="1.74385015940789" calcext:value-type="float">
            <text:p>1.74385015940789</text:p>
          </table:table-cell>
          <table:table-cell table:number-columns-repeated="2"/>
        </table:table-row>
        <table:table-row table:style-name="ro1">
          <table:table-cell office:value-type="float" office:value="10309" calcext:value-type="float">
            <text:p>10309</text:p>
          </table:table-cell>
          <table:table-cell office:value-type="float" office:value="53.3" calcext:value-type="float">
            <text:p>53.3</text:p>
          </table:table-cell>
          <table:table-cell office:value-type="float" office:value="101.4" calcext:value-type="float">
            <text:p>101.4</text:p>
          </table:table-cell>
          <table:table-cell office:value-type="float" office:value="6.8" calcext:value-type="float">
            <text:p>6.8</text:p>
          </table:table-cell>
          <table:table-cell office:value-type="float" office:value="4.9" calcext:value-type="float">
            <text:p>4.9</text:p>
          </table:table-cell>
          <table:table-cell table:formula="of:=PI()*[.D41]/[.E41]" office:value-type="float" office:value="4.35976123355318" calcext:value-type="float">
            <text:p>4.35976123355318</text:p>
          </table:table-cell>
          <table:table-cell table:formula="of:=[.F41]-PI()/2" office:value-type="float" office:value="2.78896490675829" calcext:value-type="float">
            <text:p>2.78896490675829</text:p>
          </table:table-cell>
          <table:table-cell table:formula="of:=[.G41]*0.1*SQRT(1/[.D41]^2 + 1/[.E41]^2)" office:value-type="float" office:value="0.0701554187412792" calcext:value-type="float">
            <text:p>0.0701554187412792</text:p>
          </table:table-cell>
          <table:table-cell table:formula="of:=TAN([.G41])" office:value-type="float" office:value="-0.368009243898668" calcext:value-type="float">
            <text:p>-0.368009243898668</text:p>
          </table:table-cell>
          <table:table-cell table:formula="of:=SQRT([.A41])" office:value-type="float" office:value="101.533245786787" calcext:value-type="float">
            <text:p>101.533245786787</text:p>
          </table:table-cell>
          <table:table-cell table:formula="of:=[.G41]-PI()/4" office:value-type="float" office:value="2.00356674336084" calcext:value-type="float">
            <text:p>2.00356674336084</text:p>
          </table:table-cell>
          <table:table-cell table:number-columns-repeated="2"/>
        </table:table-row>
        <table:table-row table:style-name="ro1">
          <table:table-cell office:value-type="float" office:value="12220" calcext:value-type="float">
            <text:p>12220</text:p>
          </table:table-cell>
          <table:table-cell office:value-type="float" office:value="43.643" calcext:value-type="float">
            <text:p>43.643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5.1" calcext:value-type="float">
            <text:p>5.1</text:p>
          </table:table-cell>
          <table:table-cell table:formula="of:=PI()*[.D42]/[.E42]" office:value-type="float" office:value="4.31198991669187" calcext:value-type="float">
            <text:p>4.31198991669187</text:p>
          </table:table-cell>
          <table:table-cell table:formula="of:=[.F42]-PI()/2" office:value-type="float" office:value="2.74119358989698" calcext:value-type="float">
            <text:p>2.74119358989698</text:p>
          </table:table-cell>
          <table:table-cell table:formula="of:=[.G42]*0.1*SQRT(1/[.D42]^2 + 1/[.E42]^2)" office:value-type="float" office:value="0.0665014437857835" calcext:value-type="float">
            <text:p>0.0665014437857835</text:p>
          </table:table-cell>
          <table:table-cell table:formula="of:=TAN([.G42])" office:value-type="float" office:value="-0.423263696109136" calcext:value-type="float">
            <text:p>-0.423263696109136</text:p>
          </table:table-cell>
          <table:table-cell table:formula="of:=SQRT([.A42])" office:value-type="float" office:value="110.544108843484" calcext:value-type="float">
            <text:p>110.544108843484</text:p>
          </table:table-cell>
          <table:table-cell table:formula="of:=[.G42]-PI()/4" office:value-type="float" office:value="1.95579542649953" calcext:value-type="float">
            <text:p>1.95579542649953</text:p>
          </table:table-cell>
          <table:table-cell table:number-columns-repeated="2"/>
        </table:table-row>
        <table:table-row table:style-name="ro1">
          <table:table-cell office:value-type="float" office:value="14485" calcext:value-type="float">
            <text:p>14485</text:p>
          </table:table-cell>
          <table:table-cell office:value-type="float" office:value="35.57" calcext:value-type="float">
            <text:p>35.57</text:p>
          </table:table-cell>
          <table:table-cell office:value-type="float" office:value="61.7" calcext:value-type="float">
            <text:p>61.7</text:p>
          </table:table-cell>
          <table:table-cell office:value-type="float" office:value="5.3" calcext:value-type="float">
            <text:p>5.3</text:p>
          </table:table-cell>
          <table:table-cell office:value-type="float" office:value="3.5" calcext:value-type="float">
            <text:p>3.5</text:p>
          </table:table-cell>
          <table:table-cell table:formula="of:=PI()*[.D43]/[.E43]" office:value-type="float" office:value="4.75726887543597" calcext:value-type="float">
            <text:p>4.75726887543597</text:p>
          </table:table-cell>
          <table:table-cell table:formula="of:=[.F43]-PI()/2" office:value-type="float" office:value="3.18647254864107" calcext:value-type="float">
            <text:p>3.18647254864107</text:p>
          </table:table-cell>
          <table:table-cell table:formula="of:=[.G43]*0.1*SQRT(1/[.D43]^2 + 1/[.E43]^2)" office:value-type="float" office:value="0.109102377445825" calcext:value-type="float">
            <text:p>0.109102377445825</text:p>
          </table:table-cell>
          <table:table-cell table:formula="of:=TAN([.G43])" office:value-type="float" office:value="0.0449100517842868" calcext:value-type="float">
            <text:p>0.0449100517842868</text:p>
          </table:table-cell>
          <table:table-cell table:formula="of:=SQRT([.A43])" office:value-type="float" office:value="120.353645561736" calcext:value-type="float">
            <text:p>120.353645561736</text:p>
          </table:table-cell>
          <table:table-cell table:formula="of:=[.G43]-PI()/4" office:value-type="float" office:value="2.40107438524363" calcext:value-type="float">
            <text:p>2.40107438524363</text:p>
          </table:table-cell>
          <table:table-cell table:number-columns-repeated="2"/>
        </table:table-row>
        <table:table-row table:style-name="ro1">
          <table:table-cell office:value-type="float" office:value="17170" calcext:value-type="float">
            <text:p>17170</text:p>
          </table:table-cell>
          <table:table-cell office:value-type="float" office:value="28.237" calcext:value-type="float">
            <text:p>28.237</text:p>
          </table:table-cell>
          <table:table-cell office:value-type="float" office:value="47.8" calcext:value-type="float">
            <text:p>47.8</text:p>
          </table:table-cell>
          <table:table-cell office:value-type="float" office:value="9.4" calcext:value-type="float">
            <text:p>9.4</text:p>
          </table:table-cell>
          <table:table-cell office:value-type="float" office:value="6" calcext:value-type="float">
            <text:p>6</text:p>
          </table:table-cell>
          <table:table-cell table:formula="of:=PI()*[.D44]/[.E44]" office:value-type="float" office:value="4.92182849062401" calcext:value-type="float">
            <text:p>4.92182849062401</text:p>
          </table:table-cell>
          <table:table-cell table:formula="of:=[.F44]-PI()/2" office:value-type="float" office:value="3.35103216382911" calcext:value-type="float">
            <text:p>3.35103216382911</text:p>
          </table:table-cell>
          <table:table-cell table:formula="of:=[.G44]*0.1*SQRT(1/[.D44]^2 + 1/[.E44]^2)" office:value-type="float" office:value="0.0662582328822571" calcext:value-type="float">
            <text:p>0.0662582328822571</text:p>
          </table:table-cell>
          <table:table-cell table:formula="of:=TAN([.G44])" office:value-type="float" office:value="0.212556561670022" calcext:value-type="float">
            <text:p>0.212556561670022</text:p>
          </table:table-cell>
          <table:table-cell table:formula="of:=SQRT([.A44])" office:value-type="float" office:value="131.034346642398" calcext:value-type="float">
            <text:p>131.034346642398</text:p>
          </table:table-cell>
          <table:table-cell table:formula="of:=[.G44]-PI()/4" office:value-type="float" office:value="2.56563400043166" calcext:value-type="float">
            <text:p>2.56563400043166</text:p>
          </table:table-cell>
          <table:table-cell table:number-columns-repeated="2"/>
        </table:table-row>
        <table:table-row table:style-name="ro1">
          <table:table-cell office:value-type="float" office:value="20353" calcext:value-type="float">
            <text:p>20353</text:p>
          </table:table-cell>
          <table:table-cell office:value-type="float" office:value="21.464" calcext:value-type="float">
            <text:p>21.464</text:p>
          </table:table-cell>
          <table:table-cell office:value-type="float" office:value="37.1" calcext:value-type="float">
            <text:p>37.1</text:p>
          </table:table-cell>
          <table:table-cell office:value-type="float" office:value="8.4" calcext:value-type="float">
            <text:p>8.4</text:p>
          </table:table-cell>
          <table:table-cell office:value-type="float" office:value="5.1" calcext:value-type="float">
            <text:p>5.1</text:p>
          </table:table-cell>
          <table:table-cell table:formula="of:=PI()*[.D45]/[.E45]" office:value-type="float" office:value="5.17438790003025" calcext:value-type="float">
            <text:p>5.17438790003025</text:p>
          </table:table-cell>
          <table:table-cell table:formula="of:=[.F45]-PI()/2" office:value-type="float" office:value="3.60359157323535" calcext:value-type="float">
            <text:p>3.60359157323535</text:p>
          </table:table-cell>
          <table:table-cell table:formula="of:=[.G45]*0.1*SQRT(1/[.D45]^2 + 1/[.E45]^2)" office:value-type="float" office:value="0.0826622488518726" calcext:value-type="float">
            <text:p>0.0826622488518726</text:p>
          </table:table-cell>
          <table:table-cell table:formula="of:=TAN([.G45])" office:value-type="float" office:value="0.497940833902827" calcext:value-type="float">
            <text:p>0.497940833902827</text:p>
          </table:table-cell>
          <table:table-cell table:formula="of:=SQRT([.A45])" office:value-type="float" office:value="142.663940783928" calcext:value-type="float">
            <text:p>142.663940783928</text:p>
          </table:table-cell>
          <table:table-cell table:formula="of:=[.G45]-PI()/4" office:value-type="float" office:value="2.8181934098379" calcext:value-type="float">
            <text:p>2.8181934098379</text:p>
          </table:table-cell>
          <table:table-cell table:number-columns-repeated="2"/>
        </table:table-row>
        <table:table-row table:style-name="ro1">
          <table:table-cell office:value-type="float" office:value="24126" calcext:value-type="float">
            <text:p>24126</text:p>
          </table:table-cell>
          <table:table-cell office:value-type="float" office:value="15.043" calcext:value-type="float">
            <text:p>15.043</text:p>
          </table:table-cell>
          <table:table-cell office:value-type="float" office:value="29.3" calcext:value-type="float">
            <text:p>29.3</text:p>
          </table:table-cell>
          <table:table-cell office:value-type="float" office:value="7.4" calcext:value-type="float">
            <text:p>7.4</text:p>
          </table:table-cell>
          <table:table-cell office:value-type="float" office:value="4.4" calcext:value-type="float">
            <text:p>4.4</text:p>
          </table:table-cell>
          <table:table-cell table:formula="of:=PI()*[.D46]/[.E46]" office:value-type="float" office:value="5.28358764467374" calcext:value-type="float">
            <text:p>5.28358764467374</text:p>
          </table:table-cell>
          <table:table-cell table:formula="of:=[.F46]-PI()/2" office:value-type="float" office:value="3.71279131787885" calcext:value-type="float">
            <text:p>3.71279131787885</text:p>
          </table:table-cell>
          <table:table-cell table:formula="of:=[.G46]*0.1*SQRT(1/[.D46]^2 + 1/[.E46]^2)" office:value-type="float" office:value="0.0981711433308466" calcext:value-type="float">
            <text:p>0.0981711433308466</text:p>
          </table:table-cell>
          <table:table-cell table:formula="of:=TAN([.G46])" office:value-type="float" office:value="0.64266097716833" calcext:value-type="float">
            <text:p>0.64266097716833</text:p>
          </table:table-cell>
          <table:table-cell table:formula="of:=SQRT([.A46])" office:value-type="float" office:value="155.325464750633" calcext:value-type="float">
            <text:p>155.325464750633</text:p>
          </table:table-cell>
          <table:table-cell table:formula="of:=[.G46]-PI()/4" office:value-type="float" office:value="2.9273931544814" calcext:value-type="float">
            <text:p>2.9273931544814</text:p>
          </table:table-cell>
          <table:table-cell table:number-columns-repeated="2"/>
        </table:table-row>
        <table:table-row table:style-name="ro1">
          <table:table-cell office:value-type="float" office:value="28599" calcext:value-type="float">
            <text:p>28599</text:p>
          </table:table-cell>
          <table:table-cell office:value-type="float" office:value="8.764" calcext:value-type="float">
            <text:p>8.764</text:p>
          </table:table-cell>
          <table:table-cell office:value-type="float" office:value="22.7" calcext:value-type="float">
            <text:p>22.7</text:p>
          </table:table-cell>
          <table:table-cell office:value-type="float" office:value="6.5" calcext:value-type="float">
            <text:p>6.5</text:p>
          </table:table-cell>
          <table:table-cell office:value-type="float" office:value="3.6" calcext:value-type="float">
            <text:p>3.6</text:p>
          </table:table-cell>
          <table:table-cell table:formula="of:=PI()*[.D47]/[.E47]" office:value-type="float" office:value="5.67232006898157" calcext:value-type="float">
            <text:p>5.67232006898157</text:p>
          </table:table-cell>
          <table:table-cell table:formula="of:=[.F47]-PI()/2" office:value-type="float" office:value="4.10152374218668" calcext:value-type="float">
            <text:p>4.10152374218668</text:p>
          </table:table-cell>
          <table:table-cell table:formula="of:=[.G47]*0.1*SQRT(1/[.D47]^2 + 1/[.E47]^2)" office:value-type="float" office:value="0.130238158239891" calcext:value-type="float">
            <text:p>0.130238158239891</text:p>
          </table:table-cell>
          <table:table-cell table:formula="of:=TAN([.G47])" office:value-type="float" office:value="1.42814800674212" calcext:value-type="float">
            <text:p>1.42814800674212</text:p>
          </table:table-cell>
          <table:table-cell table:formula="of:=SQRT([.A47])" office:value-type="float" office:value="169.112388665053" calcext:value-type="float">
            <text:p>169.112388665053</text:p>
          </table:table-cell>
          <table:table-cell table:formula="of:=[.G47]-PI()/4" office:value-type="float" office:value="3.31612557878923" calcext:value-type="float">
            <text:p>3.31612557878923</text:p>
          </table:table-cell>
          <table:table-cell table:number-columns-repeated="2"/>
        </table:table-row>
        <table:table-row table:style-name="ro1">
          <table:table-cell office:value-type="float" office:value="33900" calcext:value-type="float">
            <text:p>33900</text:p>
          </table:table-cell>
          <table:table-cell office:value-type="float" office:value="2.8591" calcext:value-type="float">
            <text:p>2.8591</text:p>
          </table:table-cell>
          <table:table-cell office:value-type="float" office:value="13.9" calcext:value-type="float">
            <text:p>13.9</text:p>
          </table:table-cell>
          <table:table-cell office:value-type="float" office:value="6.4" calcext:value-type="float">
            <text:p>6.4</text:p>
          </table:table-cell>
          <table:table-cell office:value-type="float" office:value="3.1" calcext:value-type="float">
            <text:p>3.1</text:p>
          </table:table-cell>
          <table:table-cell table:formula="of:=PI()*[.D48]/[.E48]" office:value-type="float" office:value="6.48586870418538" calcext:value-type="float">
            <text:p>6.48586870418538</text:p>
          </table:table-cell>
          <table:table-cell table:formula="of:=[.F48]-PI()/2" office:value-type="float" office:value="4.91507237739048" calcext:value-type="float">
            <text:p>4.91507237739048</text:p>
          </table:table-cell>
          <table:table-cell table:formula="of:=[.G48]*0.1*SQRT(1/[.D48]^2 + 1/[.E48]^2)" office:value-type="float" office:value="0.176171124504794" calcext:value-type="float">
            <text:p>0.176171124504794</text:p>
          </table:table-cell>
          <table:table-cell table:formula="of:=TAN([.G48])" office:value-type="float" office:value="-4.86605634666897" calcext:value-type="float">
            <text:p>-4.86605634666897</text:p>
          </table:table-cell>
          <table:table-cell table:formula="of:=SQRT([.A48])" office:value-type="float" office:value="184.11952639522" calcext:value-type="float">
            <text:p>184.11952639522</text:p>
          </table:table-cell>
          <table:table-cell table:formula="of:=[.G48]-PI()/4" office:value-type="float" office:value="4.12967421399303" calcext:value-type="float">
            <text:p>4.12967421399303</text:p>
          </table:table-cell>
          <table:table-cell table:number-columns-repeated="2"/>
        </table:table-row>
        <table:table-row table:style-name="ro1" table:number-rows-repeated="23"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: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4">
      <number:number number:decimal-places="4" number:min-decimal-places="4" number:min-integer-digits="1"/>
    </number:number-style>
    <number:number-style style:name="N133">
      <number:number number:decimal-places="1" number:min-decimal-places="1" number:min-integer-digits="1" number:grouping="true"/>
    </number:number-style>
    <number:number-style style:name="N132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number-style style:name="N130">
      <number:number number:decimal-places="12" number:min-decimal-places="12"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28">
      <number:number number:decimal-places="10" number:min-decimal-places="10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5">
      <number:number number:decimal-places="13" number:min-decimal-places="13" number:min-integer-digits="1"/>
    </number:number-style>
    <number:number-style style:name="N124">
      <number:number number:decimal-places="14" number:min-decimal-places="14" number:min-integer-digits="1"/>
    </number:number-style>
    <number:number-style style:name="N123">
      <number:number number:decimal-places="15" number:min-decimal-places="15"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15:14:20.663931735</meta:creation-date>
    <meta:generator>LibreOffice/7.3.7.2$Linux_X86_64 LibreOffice_project/30$Build-2</meta:generator>
    <dc:date>2024-12-12T22:37:19.465500534</dc:date>
    <meta:editing-duration>P5DT16H33M12S</meta:editing-duration>
    <meta:editing-cycles>10</meta:editing-cycles>
    <meta:document-statistic meta:table-count="2" meta:cell-count="701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927cm" svg:height="5.592cm" xlink:href=".." xlink:type="simple" chart:class="chart:scatter" chart:style-name="ch1">
        <chart:legend chart:legend-position="end" svg:x="7.075cm" svg:y="2.497cm" style:legend-expansion="high" chart:style-name="ch2"/>
        <chart:plot-area chart:style-name="ch3" table:cell-range-address="'raw data'.A18:'raw data'.A26 'raw data'.D18:'raw data'.D26" svg:x="0.198cm" svg:y="0.111cm" svg:width="6.679cm" svg:height="5.37cm">
          <chart:coordinate-region svg:x="1.56cm" svg:y="0.31cm" svg:width="4.76cm" svg:height="4.5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raw data'.D18:'raw data'.D26" chart:class="chart:scatter">
            <chart:domain table:cell-range-address="'raw data'.A18:'raw data'.A26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'raw data'.A18:'raw data'.A26</svg:desc>
                </draw:g>
              </table:table-cell>
              <table:table-cell office:value-type="float" office:value="10000">
                <text:p>10000</text:p>
                <draw:g>
                  <svg:desc>'raw data'.D18:'raw data'.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400">
                <text:p>14400</text:p>
              </table:table-cell>
              <table:table-cell office:value-type="float" office:value="14400">
                <text:p>14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600">
                <text:p>19600</text:p>
              </table:table-cell>
              <table:table-cell office:value-type="float" office:value="19600">
                <text:p>196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00">
                <text:p>25600</text:p>
              </table:table-cell>
              <table:table-cell office:value-type="float" office:value="25600">
                <text:p>256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400">
                <text:p>32400</text:p>
              </table:table-cell>
              <table:table-cell office:value-type="float" office:value="32400">
                <text:p>324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00">
                <text:p>40000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00">
                <text:p>90000</text:p>
              </table:table-cell>
              <table:table-cell office:value-type="float" office:value="90000">
                <text:p>9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000">
                <text:p>160000</text:p>
              </table:table-cell>
              <table:table-cell office:value-type="float" office:value="160000">
                <text:p>16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00">
                <text:p>250000</text:p>
              </table:table-cell>
              <table:table-cell office:value-type="float" office:value="250000">
                <text:p>25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10000000000" loext:regression-extrapolate-backward="10000000000" chart:regression-type="linear"/>
      <style:graphic-properties svg:stroke-color="#004586"/>
    </style:style>
    <style:style style:name="ch10" style:family="chart" style:data-style-name="N2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91cm" svg:height="9.239cm" xlink:href=".." xlink:type="simple" chart:class="chart:scatter" chart:column-mapping="1 0" chart:style-name="ch1">
        <chart:plot-area chart:style-name="ch2" table:cell-range-address="'raw data'.G34:'raw data'.H52" svg:x="0.894cm" svg:y="0.153cm" svg:width="13.757cm" svg:height="8.435cm">
          <chart:coordinate-region svg:x="1.886cm" svg:y="0.352cm" svg:width="12.3cm" svg:height="7.589cm"/>
          <chart:axis chart:dimension="x" chart:name="primary-x" chart:style-name="ch3">
            <chart:title svg:x="6.934cm" svg:y="8.679cm" chart:style-name="ch4">
              <text:p>nu^2, Гц^2</text:p>
            </chart:title>
          </chart:axis>
          <chart:axis chart:dimension="y" chart:name="primary-y" chart:style-name="ch5">
            <chart:title svg:x="0.036cm" svg:y="4.851cm" chart:style-name="ch6">
              <text:p>1/xi^2</text:p>
            </chart:title>
            <chart:grid chart:style-name="ch7" chart:class="major"/>
          </chart:axis>
          <chart:series chart:style-name="ch8" chart:values-cell-range-address="'raw data'.G34:'raw data'.G52" chart:class="chart:scatter">
            <chart:domain table:cell-range-address="'raw data'.H34:'raw data'.H52"/>
            <chart:regression-curve chart:style-name="ch9">
              <chart:equation chart:display-equation="true" chart:display-r-square="false" svg:x="6.353cm" svg:y="3.207cm" chart:style-name="ch10"/>
            </chart:regression-curve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25">
                <text:p>625</text:p>
                <draw:g>
                  <svg:desc>'raw data'.H34:'raw data'.H52</svg:desc>
                </draw:g>
              </table:table-cell>
              <table:table-cell office:value-type="float" office:value="5325.5779708872">
                <text:p>5325.5779708872</text:p>
                <draw:g>
                  <svg:desc>'raw data'.G34:'raw data'.G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">
                <text:p>900</text:p>
              </table:table-cell>
              <table:table-cell office:value-type="float" office:value="5373.92415764191">
                <text:p>5373.924157641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25">
                <text:p>1225</text:p>
              </table:table-cell>
              <table:table-cell office:value-type="float" office:value="5434.88877269491">
                <text:p>5434.888772694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">
                <text:p>1600</text:p>
              </table:table-cell>
              <table:table-cell office:value-type="float" office:value="5504.29421112889">
                <text:p>5504.294211128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25">
                <text:p>2025</text:p>
              </table:table-cell>
              <table:table-cell office:value-type="float" office:value="5582.35451490247">
                <text:p>5582.354514902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">
                <text:p>2500</text:p>
              </table:table-cell>
              <table:table-cell office:value-type="float" office:value="5670.47919215422">
                <text:p>5670.479192154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25">
                <text:p>3025</text:p>
              </table:table-cell>
              <table:table-cell office:value-type="float" office:value="5766.20584624295">
                <text:p>5766.205846242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00">
                <text:p>3600</text:p>
              </table:table-cell>
              <table:table-cell office:value-type="float" office:value="5878.12312819576">
                <text:p>5878.123128195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25">
                <text:p>4225</text:p>
              </table:table-cell>
              <table:table-cell office:value-type="float" office:value="5984.4837582999">
                <text:p>5984.4837582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00">
                <text:p>4900</text:p>
              </table:table-cell>
              <table:table-cell office:value-type="float" office:value="6105.79326410027">
                <text:p>6105.793264100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25">
                <text:p>5625</text:p>
              </table:table-cell>
              <table:table-cell office:value-type="float" office:value="6235.11342290534">
                <text:p>6235.113422905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00">
                <text:p>6400</text:p>
              </table:table-cell>
              <table:table-cell office:value-type="float" office:value="6373.03526493591">
                <text:p>6373.035264935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25">
                <text:p>7225</text:p>
              </table:table-cell>
              <table:table-cell office:value-type="float" office:value="6523.69973798222">
                <text:p>6523.699737982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00">
                <text:p>8100</text:p>
              </table:table-cell>
              <table:table-cell office:value-type="float" office:value="6677.94874899401">
                <text:p>6677.948748994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25">
                <text:p>9025</text:p>
              </table:table-cell>
              <table:table-cell office:value-type="float" office:value="6846.78281094964">
                <text:p>6846.782810949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00">
                <text:p>10000</text:p>
              </table:table-cell>
              <table:table-cell office:value-type="float" office:value="7021.057121132">
                <text:p>7021.0571211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025">
                <text:p>11025</text:p>
              </table:table-cell>
              <table:table-cell office:value-type="float" office:value="7203.65215619549">
                <text:p>7203.652156195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100">
                <text:p>12100</text:p>
              </table:table-cell>
              <table:table-cell office:value-type="float" office:value="7399.07403491478">
                <text:p>7399.074034914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225">
                <text:p>13225</text:p>
              </table:table-cell>
              <table:table-cell office:value-type="float" office:value="7599.49092563065">
                <text:p>7599.490925630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34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 chart:error-category="cell-range" chart:error-upper-range="Sheet2.H2:Sheet2.H16" chart:error-lower-range="Sheet2.H2:Sheet2.H16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2.H2:Sheet2.H16" chart:error-lower-range="Sheet2.H2:Sheet2.H16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34"/>
    <style:style style:name="ch12" style:family="chart">
      <style:chart-properties chart:error-upper-indicator="true" chart:error-lower-indicator="true" chart:error-category="cell-range" chart:error-upper-range="Sheet2.H2:Sheet2.H16" chart:error-lower-range="Sheet2.H2:Sheet2.H16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7.856cm" svg:height="4.701cm" xlink:href=".." xlink:type="simple" chart:class="chart:scatter" chart:style-name="ch1">
        <chart:title svg:x="3.21cm" svg:y="0.23cm" chart:style-name="ch2">
          <text:p>tg(psi)</text:p>
        </chart:title>
        <chart:plot-area chart:style-name="ch3" table:cell-range-address="Sheet2.A2:Sheet2.A16 Sheet2.I2:Sheet2.I16" svg:x="-0.014cm" svg:y="0.279cm" svg:width="7.884cm" svg:height="4.475cm">
          <chart:coordinate-region svg:x="0.713cm" svg:y="0.479cm" svg:width="6.877cm" svg:height="3.628cm"/>
          <chart:axis chart:dimension="x" chart:name="primary-x" chart:style-name="ch4">
            <chart:title svg:x="3.408cm" svg:y="4.141cm" chart:style-name="ch5">
              <text:p>nu, Hz</text:p>
            </chart:title>
          </chart:axis>
          <chart:axis chart:dimension="y" chart:name="primary-y" chart:style-name="ch6">
            <chart:title svg:x="0cm" svg:y="3.023cm" chart:style-name="ch7">
              <text:p>tg(psi)</text:p>
            </chart:title>
            <chart:grid chart:style-name="ch8" chart:class="major"/>
          </chart:axis>
          <chart:series chart:style-name="ch9" chart:values-cell-range-address="Sheet2.I2:Sheet2.I16" chart:class="chart:scatter">
            <chart:domain table:cell-range-address="Sheet2.A2:Sheet2.A16"/>
            <chart:regression-curve chart:style-name="ch10">
              <chart:equation chart:display-equation="true" chart:display-r-square="false" svg:x="1.429cm" svg:y="1.646cm" chart:style-name="ch11"/>
            </chart:regression-curve>
            <chart:error-indicator chart:style-name="ch12" chart:dimension="y"/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5">
                <text:p>115</text:p>
                <draw:g>
                  <svg:desc>Sheet2.A2:Sheet2.A16</svg:desc>
                </draw:g>
              </table:table-cell>
              <table:table-cell office:value-type="float" office:value="0.748590623288038">
                <text:p>0.748590623288038</text:p>
                <draw:g>
                  <svg:desc>Sheet2.I2:Sheet2.I16</svg:desc>
                </draw:g>
              </table:table-cell>
              <table:table-cell office:value-type="float" office:value="0.0253570999749695">
                <text:p>0.0253570999749695</text:p>
                <draw:g>
                  <svg:desc>Sheet2.H2:Sheet2.H16</svg:desc>
                </draw:g>
              </table:table-cell>
              <table:table-cell office:value-type="float" office:value="0.0253570999749695">
                <text:p>0.0253570999749695</text:p>
                <draw:g>
                  <svg:desc>Sheet2.H2:Sheet2.H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">
                <text:p>125</text:p>
              </table:table-cell>
              <table:table-cell office:value-type="float" office:value="0.806578142275342">
                <text:p>0.806578142275342</text:p>
              </table:table-cell>
              <table:table-cell office:value-type="float" office:value="0.0143931266786308">
                <text:p>0.0143931266786308</text:p>
              </table:table-cell>
              <table:table-cell office:value-type="float" office:value="0.0143931266786308">
                <text:p>0.01439312667863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5">
                <text:p>135</text:p>
              </table:table-cell>
              <table:table-cell office:value-type="float" office:value="0.827271945972476">
                <text:p>0.827271945972476</text:p>
              </table:table-cell>
              <table:table-cell office:value-type="float" office:value="0.0157714597245504">
                <text:p>0.0157714597245504</text:p>
              </table:table-cell>
              <table:table-cell office:value-type="float" office:value="0.0157714597245504">
                <text:p>0.01577145972455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5">
                <text:p>145</text:p>
              </table:table-cell>
              <table:table-cell office:value-type="float" office:value="0.873673689206752">
                <text:p>0.873673689206752</text:p>
              </table:table-cell>
              <table:table-cell office:value-type="float" office:value="0.0174206029307221">
                <text:p>0.0174206029307221</text:p>
              </table:table-cell>
              <table:table-cell office:value-type="float" office:value="0.0174206029307221">
                <text:p>0.01742060293072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5">
                <text:p>155</text:p>
              </table:table-cell>
              <table:table-cell office:value-type="float" office:value="1.0244628739707">
                <text:p>1.0244628739707</text:p>
              </table:table-cell>
              <table:table-cell office:value-type="float" office:value="0.020381527975866">
                <text:p>0.020381527975866</text:p>
              </table:table-cell>
              <table:table-cell office:value-type="float" office:value="0.020381527975866">
                <text:p>0.0203815279758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5">
                <text:p>165</text:p>
              </table:table-cell>
              <table:table-cell office:value-type="float" office:value="0.950570882071832">
                <text:p>0.950570882071832</text:p>
              </table:table-cell>
              <table:table-cell office:value-type="float" office:value="0.0205742044381739">
                <text:p>0.0205742044381739</text:p>
              </table:table-cell>
              <table:table-cell office:value-type="float" office:value="0.0205742044381739">
                <text:p>0.02057420443817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0">
                <text:p>180</text:p>
              </table:table-cell>
              <table:table-cell office:value-type="float" office:value="1.11900051648029">
                <text:p>1.11900051648029</text:p>
              </table:table-cell>
              <table:table-cell office:value-type="float" office:value="0.0246734115893249">
                <text:p>0.0246734115893249</text:p>
              </table:table-cell>
              <table:table-cell office:value-type="float" office:value="0.0246734115893249">
                <text:p>0.02467341158932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0">
                <text:p>190</text:p>
              </table:table-cell>
              <table:table-cell office:value-type="float" office:value="1.16036393537228">
                <text:p>1.16036393537228</text:p>
              </table:table-cell>
              <table:table-cell office:value-type="float" office:value="0.0265036354617221">
                <text:p>0.0265036354617221</text:p>
              </table:table-cell>
              <table:table-cell office:value-type="float" office:value="0.0265036354617221">
                <text:p>0.0265036354617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">
                <text:p>200</text:p>
              </table:table-cell>
              <table:table-cell office:value-type="float" office:value="1.20879235040961">
                <text:p>1.20879235040961</text:p>
              </table:table-cell>
              <table:table-cell office:value-type="float" office:value="0.0286048931087211">
                <text:p>0.0286048931087211</text:p>
              </table:table-cell>
              <table:table-cell office:value-type="float" office:value="0.0286048931087211">
                <text:p>0.02860489310872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0">
                <text:p>210</text:p>
              </table:table-cell>
              <table:table-cell office:value-type="float" office:value="1.30322537284121">
                <text:p>1.30322537284121</text:p>
              </table:table-cell>
              <table:table-cell office:value-type="float" office:value="0.0307547094257785">
                <text:p>0.0307547094257785</text:p>
              </table:table-cell>
              <table:table-cell office:value-type="float" office:value="0.0307547094257785">
                <text:p>0.03075470942577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">
                <text:p>220</text:p>
              </table:table-cell>
              <table:table-cell office:value-type="float" office:value="1.37638192047117">
                <text:p>1.37638192047117</text:p>
              </table:table-cell>
              <table:table-cell office:value-type="float" office:value="0.0335266801072363">
                <text:p>0.0335266801072363</text:p>
              </table:table-cell>
              <table:table-cell office:value-type="float" office:value="0.0335266801072363">
                <text:p>0.03352668010723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0">
                <text:p>230</text:p>
              </table:table-cell>
              <table:table-cell office:value-type="float" office:value="1.46673061342097">
                <text:p>1.46673061342097</text:p>
              </table:table-cell>
              <table:table-cell office:value-type="float" office:value="0.0367965543405677">
                <text:p>0.0367965543405677</text:p>
              </table:table-cell>
              <table:table-cell office:value-type="float" office:value="0.0367965543405677">
                <text:p>0.03679655434056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0">
                <text:p>290</text:p>
              </table:table-cell>
              <table:table-cell office:value-type="float" office:value="1.83136326604261">
                <text:p>1.83136326604261</text:p>
              </table:table-cell>
              <table:table-cell office:value-type="float" office:value="0.0189099243292446">
                <text:p>0.0189099243292446</text:p>
              </table:table-cell>
              <table:table-cell office:value-type="float" office:value="0.0189099243292446">
                <text:p>0.01890992432924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">
                <text:p>350</text:p>
              </table:table-cell>
              <table:table-cell office:value-type="float" office:value="2.34708625815663">
                <text:p>2.34708625815663</text:p>
              </table:table-cell>
              <table:table-cell office:value-type="float" office:value="0.0227878805220246">
                <text:p>0.0227878805220246</text:p>
              </table:table-cell>
              <table:table-cell office:value-type="float" office:value="0.0227878805220246">
                <text:p>0.02278788052202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0">
                <text:p>410</text:p>
              </table:table-cell>
              <table:table-cell office:value-type="float" office:value="3.07768353717525">
                <text:p>3.07768353717525</text:p>
              </table:table-cell>
              <table:table-cell office:value-type="float" office:value="0.0313080047929228">
                <text:p>0.0313080047929228</text:p>
              </table:table-cell>
              <table:table-cell office:value-type="float" office:value="0.0313080047929228">
                <text:p>0.03130800479292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 chart:error-category="cell-range" chart:error-upper-range="Sheet2.H2:Sheet2.H16" chart:error-lower-range="Sheet2.H2:Sheet2.H16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2.H2:Sheet2.H16" chart:error-lower-range="Sheet2.H2:Sheet2.H16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 style:data-style-name="N2"/>
    <style:style style:name="ch11" style:family="chart">
      <style:chart-properties chart:error-upper-indicator="true" chart:error-lower-indicator="true" chart:error-category="cell-range" chart:error-upper-range="Sheet2.H2:Sheet2.H16" chart:error-lower-range="Sheet2.H2:Sheet2.H16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66cm" svg:height="9.434cm" xlink:href=".." xlink:type="simple" chart:class="chart:scatter" chart:style-name="ch1">
        <chart:plot-area chart:style-name="ch2" table:cell-range-address="Sheet2.J2:Sheet2.K48" svg:x="0.596cm" svg:y="0.217cm" svg:width="14.911cm" svg:height="8.607cm">
          <chart:coordinate-region svg:x="1.429cm" svg:y="0.416cm" svg:width="13.799cm" svg:height="8.209cm"/>
          <chart:axis chart:dimension="x" chart:name="primary-x" chart:style-name="ch3">
            <chart:title svg:x="6.711cm" svg:y="8.874cm" chart:style-name="ch4">
              <text:p>nu^(1/2), Hz^(1/2)</text:p>
            </chart:title>
          </chart:axis>
          <chart:axis chart:dimension="y" chart:name="primary-y" chart:style-name="ch5">
            <chart:title svg:x="0cm" svg:y="5.186cm" chart:style-name="ch6">
              <text:p>psi - pi/4</text:p>
            </chart:title>
            <chart:grid chart:style-name="ch7" chart:class="major"/>
          </chart:axis>
          <chart:series chart:style-name="ch8" chart:values-cell-range-address="Sheet2.K2:Sheet2.K48" chart:class="chart:scatter">
            <chart:domain table:cell-range-address="Sheet2.J2:Sheet2.J48"/>
            <chart:regression-curve chart:style-name="ch9">
              <chart:equation chart:display-equation="true" chart:display-r-square="false" svg:x="2.868cm" svg:y="3.303cm" chart:style-name="ch10"/>
            </chart:regression-curve>
            <chart:error-indicator chart:style-name="ch11" chart:dimension="y"/>
            <chart:data-point chart:repeated="4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7238052947636">
                <text:p>10.7238052947636</text:p>
                <draw:g>
                  <svg:desc>Sheet2.J2:Sheet2.J48</svg:desc>
                </draw:g>
              </table:table-cell>
              <table:table-cell office:value-type="float" office:value="-0.142799666072264">
                <text:p>-0.142799666072264</text:p>
                <draw:g>
                  <svg:desc>Sheet2.K2:Sheet2.K48</svg:desc>
                </draw:g>
              </table:table-cell>
              <table:table-cell office:value-type="float" office:value="0.0253570999749695">
                <text:p>0.0253570999749695</text:p>
                <draw:g>
                  <svg:desc>Sheet2.H2:Sheet2.H16</svg:desc>
                </draw:g>
              </table:table-cell>
              <table:table-cell office:value-type="float" office:value="0.0253570999749695">
                <text:p>0.0253570999749695</text:p>
                <draw:g>
                  <svg:desc>Sheet2.H2:Sheet2.H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180339887499">
                <text:p>11.180339887499</text:p>
              </table:table-cell>
              <table:table-cell office:value-type="float" office:value="-0.106659009844098">
                <text:p>-0.106659009844098</text:p>
              </table:table-cell>
              <table:table-cell office:value-type="float" office:value="0.0143931266786308">
                <text:p>0.0143931266786308</text:p>
              </table:table-cell>
              <table:table-cell office:value-type="float" office:value="0.0143931266786308">
                <text:p>0.01439312667863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6189500386223">
                <text:p>11.6189500386223</text:p>
              </table:table-cell>
              <table:table-cell office:value-type="float" office:value="-0.0942477796076937">
                <text:p>-0.0942477796076937</text:p>
              </table:table-cell>
              <table:table-cell office:value-type="float" office:value="0.0157714597245504">
                <text:p>0.0157714597245504</text:p>
              </table:table-cell>
              <table:table-cell office:value-type="float" office:value="0.0157714597245504">
                <text:p>0.01577145972455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415945787923">
                <text:p>12.0415945787923</text:p>
              </table:table-cell>
              <table:table-cell office:value-type="float" office:value="-0.0673198425769246">
                <text:p>-0.0673198425769246</text:p>
              </table:table-cell>
              <table:table-cell office:value-type="float" office:value="0.0174206029307221">
                <text:p>0.0174206029307221</text:p>
              </table:table-cell>
              <table:table-cell office:value-type="float" office:value="0.0174206029307221">
                <text:p>0.01742060293072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4498995979887">
                <text:p>12.4498995979887</text:p>
              </table:table-cell>
              <table:table-cell office:value-type="float" office:value="0.0120830486676535">
                <text:p>0.0120830486676535</text:p>
              </table:table-cell>
              <table:table-cell office:value-type="float" office:value="0.020381527975866">
                <text:p>0.020381527975866</text:p>
              </table:table-cell>
              <table:table-cell office:value-type="float" office:value="0.020381527975866">
                <text:p>0.0203815279758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8452325786651">
                <text:p>12.8452325786651</text:p>
              </table:table-cell>
              <table:table-cell office:value-type="float" office:value="-0.0253354246257245">
                <text:p>-0.0253354246257245</text:p>
              </table:table-cell>
              <table:table-cell office:value-type="float" office:value="0.0205742044381739">
                <text:p>0.0205742044381739</text:p>
              </table:table-cell>
              <table:table-cell office:value-type="float" office:value="0.0205742044381739">
                <text:p>0.02057420443817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4164078649987">
                <text:p>13.4164078649987</text:p>
              </table:table-cell>
              <table:table-cell office:value-type="float" office:value="0.0560998688141035">
                <text:p>0.0560998688141035</text:p>
              </table:table-cell>
              <table:table-cell office:value-type="float" office:value="0.0246734115893249">
                <text:p>0.0246734115893249</text:p>
              </table:table-cell>
              <table:table-cell office:value-type="float" office:value="0.0246734115893249">
                <text:p>0.02467341158932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7840487520902">
                <text:p>13.7840487520902</text:p>
              </table:table-cell>
              <table:table-cell office:value-type="float" office:value="0.0740941663582495">
                <text:p>0.0740941663582495</text:p>
              </table:table-cell>
              <table:table-cell office:value-type="float" office:value="0.0265036354617221">
                <text:p>0.0265036354617221</text:p>
              </table:table-cell>
              <table:table-cell office:value-type="float" office:value="0.0265036354617221">
                <text:p>0.0265036354617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142135623731">
                <text:p>14.142135623731</text:p>
              </table:table-cell>
              <table:table-cell office:value-type="float" office:value="0.0942477796076937">
                <text:p>0.0942477796076937</text:p>
              </table:table-cell>
              <table:table-cell office:value-type="float" office:value="0.0286048931087211">
                <text:p>0.0286048931087211</text:p>
              </table:table-cell>
              <table:table-cell office:value-type="float" office:value="0.0286048931087211">
                <text:p>0.02860489310872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4913767461894">
                <text:p>14.4913767461894</text:p>
              </table:table-cell>
              <table:table-cell office:value-type="float" office:value="0.130899693899575">
                <text:p>0.130899693899575</text:p>
              </table:table-cell>
              <table:table-cell office:value-type="float" office:value="0.0307547094257785">
                <text:p>0.0307547094257785</text:p>
              </table:table-cell>
              <table:table-cell office:value-type="float" office:value="0.0307547094257785">
                <text:p>0.03075470942577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8323969741913">
                <text:p>14.8323969741913</text:p>
              </table:table-cell>
              <table:table-cell office:value-type="float" office:value="0.15707963267949">
                <text:p>0.15707963267949</text:p>
              </table:table-cell>
              <table:table-cell office:value-type="float" office:value="0.0335266801072363">
                <text:p>0.0335266801072363</text:p>
              </table:table-cell>
              <table:table-cell office:value-type="float" office:value="0.0335266801072363">
                <text:p>0.03352668010723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1657508881031">
                <text:p>15.1657508881031</text:p>
              </table:table-cell>
              <table:table-cell office:value-type="float" office:value="0.186999562713678">
                <text:p>0.186999562713678</text:p>
              </table:table-cell>
              <table:table-cell office:value-type="float" office:value="0.0367965543405677">
                <text:p>0.0367965543405677</text:p>
              </table:table-cell>
              <table:table-cell office:value-type="float" office:value="0.0367965543405677">
                <text:p>0.03679655434056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.0293863659264">
                <text:p>17.0293863659264</text:p>
              </table:table-cell>
              <table:table-cell office:value-type="float" office:value="0.285599332144526">
                <text:p>0.285599332144526</text:p>
              </table:table-cell>
              <table:table-cell office:value-type="float" office:value="0.0189099243292446">
                <text:p>0.0189099243292446</text:p>
              </table:table-cell>
              <table:table-cell office:value-type="float" office:value="0.0189099243292446">
                <text:p>0.01890992432924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.7082869338697">
                <text:p>18.7082869338697</text:p>
              </table:table-cell>
              <table:table-cell office:value-type="float" office:value="0.38262987447568">
                <text:p>0.38262987447568</text:p>
              </table:table-cell>
              <table:table-cell office:value-type="float" office:value="0.0227878805220246">
                <text:p>0.0227878805220246</text:p>
              </table:table-cell>
              <table:table-cell office:value-type="float" office:value="0.0227878805220246">
                <text:p>0.02278788052202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.2484567313166">
                <text:p>20.2484567313166</text:p>
              </table:table-cell>
              <table:table-cell office:value-type="float" office:value="0.471238898038469">
                <text:p>0.471238898038469</text:p>
              </table:table-cell>
              <table:table-cell office:value-type="float" office:value="0.0313080047929228">
                <text:p>0.0313080047929228</text:p>
              </table:table-cell>
              <table:table-cell office:value-type="float" office:value="0.0313080047929228">
                <text:p>0.03130800479292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.6794833886788">
                <text:p>21.6794833886788</text:p>
              </table:table-cell>
              <table:table-cell office:value-type="float" office:value="0.662198451491967">
                <text:p>0.662198451491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.0217288664427">
                <text:p>23.0217288664427</text:p>
              </table:table-cell>
              <table:table-cell office:value-type="float" office:value="0.553912388922411">
                <text:p>0.553912388922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.2899156029822">
                <text:p>24.2899156029822</text:p>
              </table:table-cell>
              <table:table-cell office:value-type="float" office:value="0.600598595539225">
                <text:p>0.600598595539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.4950975679639">
                <text:p>25.4950975679639</text:p>
              </table:table-cell>
              <table:table-cell office:value-type="float" office:value="0.622198545029147">
                <text:p>0.622198545029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.6458251889485">
                <text:p>26.6458251889485</text:p>
              </table:table-cell>
              <table:table-cell office:value-type="float" office:value="0.696902595690694">
                <text:p>0.696902595690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.7488738510232">
                <text:p>27.7488738510232</text:p>
              </table:table-cell>
              <table:table-cell office:value-type="float" office:value="0.642598497325185">
                <text:p>0.642598497325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.8097205817759">
                <text:p>28.8097205817759</text:p>
              </table:table-cell>
              <table:table-cell office:value-type="float" office:value="0.682395125574832">
                <text:p>0.682395125574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.8328677803526">
                <text:p>29.8328677803526</text:p>
              </table:table-cell>
              <table:table-cell office:value-type="float" office:value="0.702724672513506">
                <text:p>0.702724672513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.8220700148449">
                <text:p>30.8220700148449</text:p>
              </table:table-cell>
              <table:table-cell office:value-type="float" office:value="0.726122830310849">
                <text:p>0.726122830310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.7804971641414">
                <text:p>31.7804971641414</text:p>
              </table:table-cell>
              <table:table-cell office:value-type="float" office:value="0.733038285837619">
                <text:p>0.733038285837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.7108544675922">
                <text:p>32.7108544675922</text:p>
              </table:table-cell>
              <table:table-cell office:value-type="float" office:value="0.785398163397448">
                <text:p>0.785398163397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.6154726279432">
                <text:p>33.6154726279432</text:p>
              </table:table-cell>
              <table:table-cell office:value-type="float" office:value="0.785398163397448">
                <text:p>0.785398163397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.5650105975644">
                <text:p>36.5650105975644</text:p>
              </table:table-cell>
              <table:table-cell office:value-type="float" office:value="0.82673490883942">
                <text:p>0.82673490883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.8497176903426">
                <text:p>39.8497176903426</text:p>
              </table:table-cell>
              <table:table-cell office:value-type="float" office:value="0.883572933822129">
                <text:p>0.883572933822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.3820239269677">
                <text:p>43.3820239269677</text:p>
              </table:table-cell>
              <table:table-cell office:value-type="float" office:value="0.901753446863737">
                <text:p>0.901753446863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7.2334627144782">
                <text:p>47.2334627144782</text:p>
              </table:table-cell>
              <table:table-cell office:value-type="float" office:value="0.990284640805479">
                <text:p>0.990284640805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1.4295634824952">
                <text:p>51.4295634824952</text:p>
              </table:table-cell>
              <table:table-cell office:value-type="float" office:value="1.11609212693322">
                <text:p>1.11609212693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5.9910707166777">
                <text:p>55.9910707166777</text:p>
              </table:table-cell>
              <table:table-cell office:value-type="float" office:value="1.09955742875643">
                <text:p>1.09955742875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0.9590026165127">
                <text:p>60.9590026165127</text:p>
              </table:table-cell>
              <table:table-cell office:value-type="float" office:value="1.20740314671548">
                <text:p>1.20740314671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6.3701740241805">
                <text:p>66.3701740241805</text:p>
              </table:table-cell>
              <table:table-cell office:value-type="float" office:value="1.2814391087011">
                <text:p>1.2814391087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4.3034319530397">
                <text:p>74.3034319530397</text:p>
              </table:table-cell>
              <table:table-cell office:value-type="float" office:value="1.48352986419518">
                <text:p>1.48352986419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8.6701976608677">
                <text:p>78.6701976608677</text:p>
              </table:table-cell>
              <table:table-cell office:value-type="float" office:value="1.55164027402911">
                <text:p>1.55164027402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5.6562899033107">
                <text:p>85.6562899033107</text:p>
              </table:table-cell>
              <table:table-cell office:value-type="float" office:value="1.79709749251959">
                <text:p>1.79709749251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3.2577074562741">
                <text:p>93.2577074562741</text:p>
              </table:table-cell>
              <table:table-cell office:value-type="float" office:value="1.74385015940789">
                <text:p>1.74385015940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1.533245786787">
                <text:p>101.533245786787</text:p>
              </table:table-cell>
              <table:table-cell office:value-type="float" office:value="2.00356674336084">
                <text:p>2.00356674336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0.544108843484">
                <text:p>110.544108843484</text:p>
              </table:table-cell>
              <table:table-cell office:value-type="float" office:value="1.95579542649953">
                <text:p>1.95579542649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0.353645561736">
                <text:p>120.353645561736</text:p>
              </table:table-cell>
              <table:table-cell office:value-type="float" office:value="2.40107438524363">
                <text:p>2.40107438524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1.034346642398">
                <text:p>131.034346642398</text:p>
              </table:table-cell>
              <table:table-cell office:value-type="float" office:value="2.56563400043166">
                <text:p>2.56563400043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2.663940783928">
                <text:p>142.663940783928</text:p>
              </table:table-cell>
              <table:table-cell office:value-type="float" office:value="2.8181934098379">
                <text:p>2.8181934098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5.325464750633">
                <text:p>155.325464750633</text:p>
              </table:table-cell>
              <table:table-cell office:value-type="float" office:value="2.9273931544814">
                <text:p>2.9273931544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9.112388665053">
                <text:p>169.112388665053</text:p>
              </table:table-cell>
              <table:table-cell office:value-type="float" office:value="3.31612557878923">
                <text:p>3.31612557878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4.11952639522">
                <text:p>184.11952639522</text:p>
              </table:table-cell>
              <table:table-cell office:value-type="float" office:value="4.12967421399303">
                <text:p>4.12967421399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